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TablePreview1.svm" manifest:media-type=""/>
  <manifest:file-entry manifest:full-path="Pictures/10000201000001F40000008F5F5575FF.png" manifest:media-type="image/png"/>
  <manifest:file-entry manifest:full-path="Pictures/1000000000000064000000373C104831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05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draw:fill="none" fo:min-height="12.537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1.1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2.54cm"/>
    </style:style>
    <style:style style:name="pr9" style:family="presentation" style:parent-style-name="Kyodai_25_20Presentation-outline1">
      <style:graphic-properties fo:min-height="0.65cm"/>
    </style:style>
    <style:style style:name="pr10" style:family="presentation" style:parent-style-name="Kyodai_25_20Presentation-outline1">
      <style:graphic-properties fo:min-height="0.635cm"/>
    </style:style>
    <style:style style:name="pr11" style:family="presentation" style:parent-style-name="Kyodai_25_20Presentation-outline1">
      <style:graphic-properties fo:min-height="13.86cm"/>
    </style:style>
    <style:style style:name="pr12" style:family="presentation" style:parent-style-name="Kyodai_25_20Presentation-outline1">
      <style:graphic-properties fo:min-height="2.939cm"/>
    </style:style>
    <style:style style:name="co1" style:family="table-column">
      <style:table-column-properties style:column-width="1.811cm" style:use-optimal-column-width="false"/>
    </style:style>
    <style:style style:name="co2" style:family="table-column">
      <style:table-column-properties style:column-width="20.9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874cm"/>
    </style:style>
    <style:style style:name="ce1" style:family="table-cell">
      <style:graphic-properties style:repeat="repeat"/>
      <style:paragraph-properties fo:text-align="center"/>
      <style:text-properties fo:color="#800000" fo:font-size="26pt" style:font-size-asian="26pt" style:font-size-complex="26pt"/>
    </style:style>
    <style:style style:name="ce2" style:family="table-cell">
      <style:graphic-properties style:repeat="repeat"/>
      <style:paragraph-properties fo:text-align="center"/>
      <style:text-properties fo:color="#000080" fo:font-size="26pt" style:font-size-asian="26pt" style:font-size-complex="26pt"/>
    </style:style>
    <style:style style:name="ce3" style:family="table-cell">
      <style:graphic-properties style:repeat="repeat"/>
      <style:text-properties fo:font-size="26pt" style:font-size-asian="26pt" style:font-size-complex="26pt"/>
    </style:style>
    <style:style style:name="ce4" style:family="table-cell">
      <style:graphic-properties style:repeat="repea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style:use-window-font-color="true" fo:font-size="22pt" style:font-size-asian="22pt" style:font-size-complex="22pt"/>
    </style:style>
    <style:style style:name="P15" style:family="paragraph">
      <style:text-properties fo:color="#000080" fo:font-size="18pt"/>
    </style:style>
    <style:style style:name="P16" style:family="paragraph">
      <style:text-properties fo:color="#800000" fo:font-size="18pt"/>
    </style:style>
    <style:style style:name="P17" style:family="paragraph">
      <style:text-properties fo:color="#008000" fo:font-size="18pt"/>
    </style:style>
    <style:style style:name="P18" style:family="paragraph">
      <style:text-properties fo:color="#800080" fo:font-size="18pt"/>
    </style:style>
    <style:style style:name="P19" style:family="paragraph">
      <style:text-properties fo:color="#000080" fo:font-size="24pt" style:font-size-asian="24pt" style:font-size-complex="24pt"/>
    </style:style>
    <style:style style:name="P20" style:family="paragraph">
      <style:text-properties fo:color="#008000" fo:font-size="24pt" style:font-size-asian="24pt" style:font-size-complex="24pt"/>
    </style:style>
    <style:style style:name="P21" style:family="paragraph">
      <style:text-properties fo:color="#800000" fo:font-size="24pt" style:font-size-asian="24pt" style:font-size-complex="24pt"/>
    </style:style>
    <style:style style:name="P22" style:family="paragraph">
      <style:text-properties fo:color="#800080" fo:font-size="24pt" style:font-size-asian="24pt" style:font-size-complex="24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text-properties fo:color="#800000" fo:font-size="26pt" style:font-size-asian="26pt" style:font-size-complex="26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color="#000080" fo:font-size="66pt" style:font-size-asian="66pt" style:font-size-complex="66pt"/>
    </style:style>
    <style:style style:name="T4" style:family="text">
      <style:text-properties fo:color="#800000" fo:font-size="66pt" style:font-size-asian="66pt" style:font-size-complex="6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0080" fo:font-size="40pt" style:font-size-asian="40pt" style:font-size-complex="40pt"/>
    </style:style>
    <style:style style:name="T7" style:family="text">
      <style:text-properties fo:color="#800000" fo:font-size="40pt" style:font-size-asian="40pt" style:font-size-complex="40pt"/>
    </style:style>
    <style:style style:name="T8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800000"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color="#800080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000080"/>
    </style:style>
    <style:style style:name="T14" style:family="text">
      <style:text-properties fo:color="#800000"/>
    </style:style>
    <style:style style:name="T15" style:family="text">
      <style:text-properties style:use-window-font-color="true"/>
    </style:style>
    <style:style style:name="T16" style:family="text">
      <style:text-properties fo:color="#800080"/>
    </style:style>
    <style:style style:name="T17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style:use-window-font-color="true" fo:font-size="22pt" style:font-size-asian="22pt" style:font-size-complex="22pt"/>
    </style:style>
    <style:style style:name="T22" style:family="text">
      <style:text-properties fo:color="#000080" fo:font-size="22pt" style:font-size-asian="22pt" style:font-size-complex="22pt"/>
    </style:style>
    <style:style style:name="T23" style:family="text">
      <style:text-properties fo:color="#008000" fo:font-size="22pt" style:font-size-asian="22pt" style:font-size-complex="22pt"/>
    </style:style>
    <style:style style:name="T24" style:family="text">
      <style:text-properties fo:color="#800000" fo:font-size="22pt" style:font-size-asian="22pt" style:font-size-complex="22pt"/>
    </style:style>
    <style:style style:name="T25" style:family="text">
      <style:text-properties fo:color="#800080" fo:font-size="22pt" style:font-size-asian="22pt" style:font-size-complex="22pt"/>
    </style:style>
    <style:style style:name="T26" style:family="text">
      <style:text-properties fo:color="#000080" fo:font-size="18pt"/>
    </style:style>
    <style:style style:name="T27" style:family="text">
      <style:text-properties fo:color="#800000" fo:font-size="18pt"/>
    </style:style>
    <style:style style:name="T28" style:family="text">
      <style:text-properties fo:color="#008000" fo:font-size="18pt"/>
    </style:style>
    <style:style style:name="T29" style:family="text">
      <style:text-properties fo:color="#800080" fo:font-size="18pt"/>
    </style:style>
    <style:style style:name="T30" style:family="text">
      <style:text-properties style:use-window-font-color="true"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color="#000080" fo:font-size="24pt" style:font-size-asian="24pt" style:font-size-complex="24pt"/>
    </style:style>
    <style:style style:name="T34" style:family="text">
      <style:text-properties fo:color="#008000" fo:font-size="24pt" style:font-size-asian="24pt" style:font-size-complex="24pt"/>
    </style:style>
    <style:style style:name="T35" style:family="text">
      <style:text-properties fo:color="#800000" fo:font-size="24pt" style:font-size-asian="24pt" style:font-size-complex="24pt"/>
    </style:style>
    <style:style style:name="T36" style:family="text">
      <style:text-properties fo:color="#000080" style:text-position="sub 58%" fo:font-size="24pt" style:font-size-asian="24pt" style:font-size-complex="24pt"/>
    </style:style>
    <style:style style:name="T37" style:family="text">
      <style:text-properties fo:color="#000080" style:text-position="0% 100%" fo:font-size="24pt" style:font-size-asian="24pt" style:font-size-complex="24pt"/>
    </style:style>
    <style:style style:name="T38" style:family="text">
      <style:text-properties fo:color="#008000" style:text-position="sub 58%" fo:font-size="24pt" style:font-size-asian="24pt" style:font-size-complex="24pt"/>
    </style:style>
    <style:style style:name="T39" style:family="text">
      <style:text-properties fo:color="#800000" style:text-position="sub 58%" fo:font-size="24pt" style:font-size-asian="24pt" style:font-size-complex="24pt"/>
    </style:style>
    <style:style style:name="T40" style:family="text">
      <style:text-properties fo:color="#800080" style:text-position="sub 58%" fo:font-size="24pt" style:font-size-asian="24pt" style:font-size-complex="24pt"/>
    </style:style>
    <style:style style:name="T41" style:family="text">
      <style:text-properties fo:color="#000080" fo:font-size="32pt" style:font-size-asian="32pt" style:font-size-complex="32pt"/>
    </style:style>
    <style:style style:name="T42" style:family="text">
      <style:text-properties fo:color="#800080" fo:font-size="32pt" style:font-size-asian="32pt" style:font-size-complex="32pt"/>
    </style:style>
    <style:style style:name="T43" style:family="text">
      <style:text-properties fo:color="#008000" fo:font-size="32pt" style:font-size-asian="32pt" style:font-size-complex="32pt"/>
    </style:style>
    <style:style style:name="T44" style:family="text">
      <style:text-properties style:use-window-font-color="true" fo:font-size="32pt" style:font-size-asian="32pt" style:font-size-complex="32pt"/>
    </style:style>
    <style:style style:name="T45" style:family="text">
      <style:text-properties fo:color="#000080" fo:font-weight="normal" style:font-weight-asian="normal" style:font-weight-complex="normal"/>
    </style:style>
    <style:style style:name="T46" style:family="text">
      <style:text-properties style:use-window-font-color="true" fo:font-weight="normal" style:font-weight-asian="normal" style:font-weight-complex="normal"/>
    </style:style>
    <style:style style:name="T47" style:family="text">
      <style:text-properties fo:color="#800080" fo:font-weight="bold" style:font-weight-asian="bold" style:font-weight-complex="bold"/>
    </style:style>
    <style:style style:name="T48" style:family="text">
      <style:text-properties style:use-window-font-color="true" style:text-position="sub 58%" fo:font-weight="normal" style:font-weight-asian="normal" style:font-weight-complex="normal"/>
    </style:style>
    <style:style style:name="T49" style:family="text">
      <style:text-properties style:use-window-font-color="true" style:text-position="0% 100%" fo:font-weight="normal" style:font-weight-asian="normal" style:font-weight-complex="normal"/>
    </style:style>
    <style:style style:name="T50" style:family="text">
      <style:text-properties fo:color="#008000" fo:font-weight="bold" style:font-weight-asian="bold" style:font-weight-complex="bold"/>
    </style:style>
    <style:style style:name="T51" style:family="text">
      <style:text-properties style:text-position="sub 58%"/>
    </style:style>
    <style:style style:name="T52" style:family="text">
      <style:text-properties fo:font-size="28pt" style:font-size-asian="28pt" style:font-size-complex="28pt"/>
    </style:style>
    <style:style style:name="T53" style:family="text">
      <style:text-properties fo:color="#800080" style:text-position="sub 58%"/>
    </style:style>
    <style:style style:name="T54" style:family="text">
      <style:text-properties fo:color="#008000" style:text-position="-33% 58%" fo:font-size="24pt" style:font-size-asian="24pt" style:font-size-complex="24pt"/>
    </style:style>
    <style:style style:name="T55" style:family="text">
      <style:text-properties style:use-window-font-color="true" fo:font-size="24pt" style:font-size-asian="24pt" style:font-size-complex="24pt"/>
    </style:style>
    <style:style style:name="T56" style:family="text">
      <style:text-properties style:use-window-font-color="true" fo:font-size="26pt" style:font-size-asian="26pt" style:font-size-complex="26pt"/>
    </style:style>
    <style:style style:name="T57" style:family="text">
      <style:text-properties fo:font-family="LMMonoCaps10" style:font-style-name="Bold" style:font-pitch="fixed" fo:font-size="24pt" fo:font-weight="bold" style:font-size-asian="24pt" style:font-weight-asian="bold" style:font-size-complex="24pt" style:font-weight-complex="bold"/>
    </style:style>
    <style:style style:name="T58" style:family="text">
      <style:text-properties fo:font-size="24pt" fo:font-weight="bold" style:font-size-asian="24pt" style:font-weight-asian="bold" style:font-size-complex="24pt" style:font-weight-complex="bold"/>
    </style:style>
    <style:style style:name="T59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0" style:family="text">
      <style:text-properties fo:color="#008000" fo:font-size="24pt" fo:font-style="italic" style:font-size-asian="24pt" style:font-style-asian="italic" style:font-size-complex="24pt" style:font-style-complex="italic"/>
    </style:style>
    <style:style style:name="T61" style:family="text">
      <style:text-properties fo:font-size="24pt" fo:font-style="italic" style:font-size-asian="24pt" style:font-style-asian="italic" style:font-size-complex="24pt" style:font-style-complex="italic"/>
    </style:style>
    <style:style style:name="T62" style:family="text">
      <style:text-properties fo:color="#000080" fo:font-size="24pt" fo:font-style="normal" style:font-size-asian="24pt" style:font-style-asian="normal" style:font-size-complex="24pt" style:font-style-complex="normal"/>
    </style:style>
    <style:style style:name="T63" style:family="text">
      <style:text-properties fo:color="#000080" style:text-position="sub 58%" fo:font-size="24pt" fo:font-style="normal" style:font-size-asian="24pt" style:font-style-asian="normal" style:font-size-complex="24pt" style:font-style-complex="normal"/>
    </style:style>
    <style:style style:name="T64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65" style:family="text">
      <style:text-properties fo:color="#800080" fo:font-size="24pt" fo:font-style="italic" style:font-size-asian="24pt" style:font-style-asian="italic" style:font-size-complex="24pt" style:font-style-complex="italic"/>
    </style:style>
    <style:style style:name="T66" style:family="text">
      <style:text-properties fo:font-family="LMMonoCaps10" style:font-pitch="fixed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800000" fo:font-size="24pt" fo:font-style="italic" style:font-size-asian="24pt" style:font-style-asian="italic" style:font-size-complex="24pt" style:font-style-complex="italic"/>
    </style:style>
    <style:style style:name="T68" style:family="text">
      <style:text-properties style:use-window-font-color="true" fo:font-family="LMMonoCaps10" style:font-pitch="fixed" fo:font-size="24pt" fo:font-weight="bold" style:font-size-asian="24pt" style:font-weight-asian="bold" style:font-size-complex="24pt" style:font-weight-complex="bold"/>
    </style:style>
    <style:style style:name="T69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70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7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3" style:family="text">
      <style:text-properties fo:color="#008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4" style:family="text">
      <style:text-properties fo:color="#00008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5" style:family="text">
      <style:text-properties fo:font-size="24pt" fo:font-weight="normal" style:font-size-asian="24pt" style:font-weight-asian="normal" style:font-size-complex="24pt" style:font-weight-complex="normal"/>
    </style:style>
    <style:style style:name="T76" style:family="text">
      <style:text-properties fo:color="#80008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7" style:family="text">
      <style:text-properties fo:color="#00008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8" style:family="text">
      <style:text-properties fo:color="#800000" fo:font-size="26pt" style:font-size-asian="26pt" style:font-size-complex="26pt"/>
    </style:style>
    <style:style style:name="T79" style:family="text">
      <style:text-properties fo:color="#000080" fo:font-size="26pt" style:font-size-asian="26pt" style:font-size-complex="26pt"/>
    </style:style>
    <style:style style:name="T80" style:family="text">
      <style:text-properties fo:color="#008000"/>
    </style:style>
    <style:style style:name="T81" style:family="text">
      <style:text-properties style:use-window-font-color="true" fo:font-weight="bold" style:font-weight-asian="bold" style:font-weight-complex="bold"/>
    </style:style>
    <style:style style:name="T82" style:family="text">
      <style:text-properties fo:color="#008000" fo:font-style="italic" style:font-style-asian="italic" style:font-style-complex="italic"/>
    </style:style>
    <style:style style:name="T83" style:family="text">
      <style:text-properties fo:color="#000080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85" style:family="text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fo:color="#800080" fo:font-weight="normal" style:font-weight-asian="normal" style:font-weight-complex="normal"/>
    </style:style>
    <style:style style:name="T87" style:family="text">
      <style:text-properties style:use-window-font-color="true" fo:font-family="LMMonoCaps10" style:font-pitch="fixed" fo:font-weight="bold" style:font-weight-asian="bold" style:font-weight-complex="bold"/>
    </style:style>
    <style:style style:name="T88" style:family="text">
      <style:text-properties fo:color="#800000" fo:font-weight="normal" style:font-weight-asian="normal" style:font-weight-complex="normal"/>
    </style:style>
    <style:style style:name="T89" style:family="text">
      <style:text-properties fo:color="#008000" fo:font-weight="normal" style:font-weight-asian="normal" style:font-weight-complex="normal"/>
    </style:style>
    <style:style style:name="T90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91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color="#000080" fo:font-size="32pt" fo:font-weight="bold" style:font-size-asian="32pt" style:font-weight-asian="bold" style:font-size-complex="32pt" style:font-weight-complex="bold"/>
    </style:style>
    <style:style style:name="T94" style:family="text">
      <style:text-properties fo:color="#800000" fo:font-size="32pt" fo:font-weight="normal" style:font-size-asian="32pt" style:font-weight-asian="normal" style:font-size-complex="32pt" style:font-weight-complex="normal"/>
    </style:style>
    <style:style style:name="T95" style:family="text">
      <style:text-properties fo:font-size="24pt" style:text-underline-style="none" style:font-size-asian="24pt" style:font-size-complex="24pt"/>
    </style:style>
    <style:style style:name="T96" style:family="text">
      <style:text-properties fo:color="#000000"/>
    </style:style>
    <style:style style:name="T97" style:family="text">
      <style:text-properties fo:font-size="18pt" style:font-size-asian="18pt" style:font-size-complex="18pt"/>
    </style:style>
    <style:style style:name="T98" style:family="text">
      <style:text-properties fo:color="#00008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NLP Programming Tutorial 3 -<text:line-break/>The Perceptron Algorithm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Nara Institute of Science and Technology 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ediction Problems</text:p>
          </draw:text-box>
        </draw:frame>
        <draw:frame presentation:style-name="pr5" draw:text-style-name="P4" draw:layer="layout" svg:width="19.685cm" svg:height="2.605cm" svg:x="3.175cm" svg:y="9.46cm" presentation:class="outline" presentation:user-transformed="true">
          <draw:text-box>
            <text:list text:style-name="L2">
              <text:list-header>
                <text:p><text:span text:style-name="T2">Given </text:span><text:span text:style-name="T3">x</text:span><text:span text:style-name="T2">, predict </text:span><text:span text:style-name="T4">y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ediction Problems</text:p>
          </draw:text-box>
        </draw:frame>
        <draw:frame presentation:style-name="pr5" draw:text-style-name="P6" draw:layer="layout" svg:width="20.955cm" svg:height="1.576cm" svg:x="2.175cm" svg:y="4.445cm" presentation:class="outline" presentation:user-transformed="true">
          <draw:text-box>
            <text:list text:style-name="L2">
              <text:list-header>
                <text:p><text:span text:style-name="T5">Given </text:span><text:span text:style-name="T6">x</text:span><text:span text:style-name="T5">, <text:s text:c="13"/>predict </text:span><text:span text:style-name="T7">y</text:span></text:p>
              </text:list-header>
            </text:list>
          </draw:text-box>
        </draw:frame>
        <draw:frame draw:style-name="gr2" draw:text-style-name="P8" draw:layer="layout" svg:width="10.67cm" svg:height="3.326cm" svg:x="0.505cm" svg:y="6.134cm">
          <draw:text-box>
            <text:p text:style-name="P7"><text:span text:style-name="T8">A book review</text:span></text:p>
            <text:p text:style-name="P7"><text:span text:style-name="T9">Oh, man I love this book!</text:span></text:p>
            <text:p text:style-name="P7"><text:span text:style-name="T9">This book is so boring...</text:span></text:p>
          </draw:text-box>
        </draw:frame>
        <draw:frame draw:style-name="gr2" draw:text-style-name="P8" draw:layer="layout" svg:width="5.815cm" svg:height="3.326cm" svg:x="13.875cm" svg:y="6.25cm">
          <draw:text-box>
            <text:p text:style-name="P7"><text:span text:style-name="T10">Is it positive?</text:span></text:p>
            <text:p text:style-name="P7"><text:span text:style-name="T9">yes</text:span></text:p>
            <text:p text:style-name="P7"><text:span text:style-name="T9">no</text:span></text:p>
          </draw:text-box>
        </draw:frame>
        <draw:custom-shape draw:style-name="gr3" draw:text-style-name="P7" draw:layer="layout" svg:width="19.51cm" svg:height="3.41cm" svg:x="0.41cm" svg:y="6.115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4.642cm" svg:height="3.083cm" svg:x="20.225cm" svg:y="6.25cm">
          <draw:text-box>
            <text:p><text:span text:style-name="T11">Binary</text:span></text:p>
            <text:p><text:span text:style-name="T11">Prediction</text:span></text:p>
            <text:p><text:span text:style-name="T12">(2 choices)</text:span></text:p>
          </draw:text-box>
        </draw:frame>
        <draw:frame draw:style-name="gr2" draw:text-style-name="P8" draw:layer="layout" svg:width="10.006cm" svg:height="3.368cm" svg:x="0.606cm" svg:y="10.135cm">
          <draw:text-box>
            <text:p text:style-name="P7"><text:span text:style-name="T8">A tweet</text:span></text:p>
            <text:p text:style-name="P7"><text:span text:style-name="T9">On the way to the park!</text:span></text:p>
            <text:p text:style-name="P7"><text:span text:style-name="T9">公園に行くなう！</text:span></text:p>
          </draw:text-box>
        </draw:frame>
        <draw:frame draw:style-name="gr2" draw:text-style-name="P8" draw:layer="layout" svg:width="5.514cm" svg:height="3.326cm" svg:x="14.04cm" svg:y="10.144cm">
          <draw:text-box>
            <text:p text:style-name="P7"><text:span text:style-name="T10">Its language</text:span></text:p>
            <text:p text:style-name="P7"><text:span text:style-name="T9">English</text:span></text:p>
            <text:p text:style-name="P7"><text:span text:style-name="T9">Japanese</text:span></text:p>
          </draw:text-box>
        </draw:frame>
        <draw:custom-shape draw:style-name="gr3" draw:text-style-name="P7" draw:layer="layout" svg:width="19.509cm" svg:height="3.41cm" svg:x="0.411cm" svg:y="10.11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6.899cm" svg:height="3.083cm" svg:x="20.226cm" svg:y="10.251cm">
          <draw:text-box>
            <text:p><text:span text:style-name="T11">Multi-class</text:span></text:p>
            <text:p><text:span text:style-name="T11">Prediction</text:span></text:p>
            <text:p><text:span text:style-name="T12">(several choices)</text:span></text:p>
          </draw:text-box>
        </draw:frame>
        <draw:frame draw:style-name="gr2" draw:text-style-name="P8" draw:layer="layout" svg:width="5.87cm" svg:height="4.351cm" svg:x="2.407cm" svg:y="14.035cm">
          <draw:text-box>
            <text:p text:style-name="P7"><text:span text:style-name="T8">A sentence</text:span></text:p>
            <text:p text:style-name="P7"><text:span text:style-name="T9"/></text:p>
            <text:p text:style-name="P7"><text:span text:style-name="T9"/></text:p>
            <text:p text:style-name="P7"><text:span text:style-name="T9">I read a book</text:span></text:p>
          </draw:text-box>
        </draw:frame>
        <draw:frame draw:style-name="gr2" draw:text-style-name="P8" draw:layer="layout" svg:width="7.864cm" svg:height="1.276cm" svg:x="11.941cm" svg:y="14.044cm">
          <draw:text-box>
            <text:p text:style-name="P7"><text:span text:style-name="T10">Its syntactic parse</text:span></text:p>
          </draw:text-box>
        </draw:frame>
        <draw:custom-shape draw:style-name="gr3" draw:text-style-name="P7" draw:layer="layout" svg:width="19.509cm" svg:height="6.304cm" svg:x="0.412cm" svg:y="14.01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7.932cm" svg:height="3.083cm" svg:x="20.227cm" svg:y="15.551cm">
          <draw:text-box>
            <text:p><text:span text:style-name="T11">Structured</text:span></text:p>
            <text:p><text:span text:style-name="T11">Prediction</text:span></text:p>
            <text:p><text:span text:style-name="T12">(millions of choices)</text:span></text:p>
          </draw:text-box>
        </draw:frame>
        <draw:frame draw:style-name="gr2" draw:text-style-name="P8" draw:layer="layout" svg:width="7.394cm" svg:height="1.276cm" svg:x="12.065cm" svg:y="19.215cm">
          <draw:text-box>
            <text:p text:style-name="P7"><text:span text:style-name="T9">I <text:s text:c="2"/>read <text:s text:c="2"/>a <text:s text:c="2"/>book</text:span></text:p>
          </draw:text-box>
        </draw:frame>
        <draw:frame draw:style-name="gr2" draw:layer="layout" svg:width="1.772cm" svg:height="0.962cm" svg:x="15.24cm" svg:y="18.28cm">
          <draw:text-box>
            <text:p>DET</text:p>
          </draw:text-box>
        </draw:frame>
        <draw:frame draw:style-name="gr2" draw:layer="layout" svg:width="1.416cm" svg:height="0.962cm" svg:x="17.34cm" svg:y="18.28cm">
          <draw:text-box>
            <text:p>NN</text:p>
          </draw:text-box>
        </draw:frame>
        <draw:frame draw:style-name="gr2" draw:layer="layout" svg:width="1.383cm" svg:height="0.962cm" svg:x="16.34cm" svg:y="17.28cm">
          <draw:text-box>
            <text:p>NP</text:p>
          </draw:text-box>
        </draw:frame>
        <draw:frame draw:style-name="gr2" draw:layer="layout" svg:width="1.806cm" svg:height="0.962cm" svg:x="13.441cm" svg:y="18.28cm">
          <draw:text-box>
            <text:p>VBD</text:p>
          </draw:text-box>
        </draw:frame>
        <draw:frame draw:style-name="gr2" draw:layer="layout" svg:width="1.349cm" svg:height="0.962cm" svg:x="15.141cm" svg:y="16.28cm">
          <draw:text-box>
            <text:p>VP</text:p>
          </draw:text-box>
        </draw:frame>
        <draw:frame draw:style-name="gr2" draw:layer="layout" svg:width="0.925cm" svg:height="0.962cm" svg:x="14.142cm" svg:y="15.08cm">
          <draw:text-box>
            <text:p>S</text:p>
          </draw:text-box>
        </draw:frame>
        <draw:frame draw:style-name="gr2" draw:layer="layout" svg:width="0.959cm" svg:height="0.962cm" svg:x="12.043cm" svg:y="18.28cm">
          <draw:text-box>
            <text:p>N</text:p>
          </draw:text-box>
        </draw:frame>
        <draw:line draw:style-name="gr4" draw:text-style-name="P7" draw:layer="layout" svg:x1="12.7cm" svg:y1="18.215cm" svg:x2="14.605cm" svg:y2="16.11cm">
          <text:p/>
        </draw:line>
        <draw:line draw:style-name="gr4" draw:text-style-name="P7" draw:layer="layout" svg:x1="15.24cm" svg:y1="16.31cm" svg:x2="14.606cm" svg:y2="16.111cm">
          <text:p/>
        </draw:line>
        <draw:line draw:style-name="gr4" draw:text-style-name="P7" draw:layer="layout" svg:x1="16.84cm" svg:y1="17.311cm" svg:x2="16.206cm" svg:y2="17.112cm">
          <text:p/>
        </draw:line>
        <draw:line draw:style-name="gr4" draw:text-style-name="P7" draw:layer="layout" svg:x1="18.04cm" svg:y1="18.311cm" svg:x2="17.406cm" svg:y2="18.112cm">
          <text:p/>
        </draw:line>
        <draw:line draw:style-name="gr4" draw:text-style-name="P7" draw:layer="layout" svg:x1="15.875cm" svg:y1="18.215cm" svg:x2="16.906cm" svg:y2="18.113cm">
          <text:p/>
        </draw:line>
        <draw:line draw:style-name="gr4" draw:text-style-name="P7" draw:layer="layout" svg:x1="14.305cm" svg:y1="18.215cm" svg:x2="15.575cm" svg:y2="16.945cm">
          <text:p/>
        </draw:line>
        <draw:line draw:style-name="gr4" draw:text-style-name="P7" draw:layer="layout" svg:x1="12.56cm" svg:y1="19.05cm" svg:x2="12.56cm" svg:y2="19.431cm">
          <text:p/>
        </draw:line>
        <draw:line draw:style-name="gr4" draw:text-style-name="P7" draw:layer="layout" svg:x1="14.46cm" svg:y1="19.051cm" svg:x2="14.46cm" svg:y2="19.432cm">
          <text:p/>
        </draw:line>
        <draw:line draw:style-name="gr4" draw:text-style-name="P7" draw:layer="layout" svg:x1="16.16cm" svg:y1="19.051cm" svg:x2="16.16cm" svg:y2="19.432cm">
          <text:p/>
        </draw:line>
        <draw:line draw:style-name="gr4" draw:text-style-name="P7" draw:layer="layout" svg:x1="18.06cm" svg:y1="19.051cm" svg:x2="18.06cm" svg:y2="19.432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ample we will use:</text:p>
          </draw:text-box>
        </draw:frame>
        <draw:frame presentation:style-name="pr8" draw:layer="layout" svg:width="25.199cm" svg:height="13.112cm" svg:x="1.471cm" svg:y="5.08cm" presentation:class="outline" presentation:user-transformed="true">
          <draw:text-box>
            <text:list text:style-name="L2">
              <text:list-item>
                <text:p>Given <text:span text:style-name="T13">an introductory sentence from Wikipedia</text:span></text:p>
              </text:list-item>
              <text:list-item>
                <text:p>Predict <text:span text:style-name="T14">whether the article is about a person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</text:list-item>
              <text:list-item>
                <text:p><text:span text:style-name="T15">This is </text:span><text:span text:style-name="T16">binary classification</text:span><text:span text:style-name="T15"> (of course!)</text:span></text:p>
              </text:list-item>
            </text:list>
          </draw:text-box>
        </draw:frame>
        <draw:custom-shape draw:style-name="gr3" draw:text-style-name="P7" draw:layer="layout" svg:width="22.86cm" svg:height="8.255cm" svg:x="2.335cm" svg:y="8.29cm">
          <text:p/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2.712cm" svg:height="1.195cm" svg:x="8.645cm" svg:y="8.89cm">
          <draw:text-box>
            <text:p><text:span text:style-name="T17">Given</text:span></text:p>
          </draw:text-box>
        </draw:frame>
        <draw:frame draw:style-name="gr2" draw:text-style-name="P11" draw:layer="layout" svg:width="15.09cm" svg:height="1.987cm" svg:x="2.735cm" svg:y="10.16cm">
          <draw:text-box>
            <text:p><text:span text:style-name="T18">Gonso was a Sanron sect priest (754-827)</text:span><text:span text:style-name="T18"><text:line-break/></text:span><text:span text:style-name="T18">in the late Nara and early Heian periods.</text:span></text:p>
          </draw:text-box>
        </draw:frame>
        <draw:line draw:style-name="gr5" draw:text-style-name="P7" draw:layer="layout" svg:x1="18.075cm" svg:y1="11.43cm" svg:x2="20.615cm" svg:y2="11.43cm">
          <text:p/>
        </draw:line>
        <draw:frame draw:style-name="gr2" draw:text-style-name="P12" draw:layer="layout" svg:width="3.135cm" svg:height="1.195cm" svg:x="21.245cm" svg:y="8.891cm">
          <draw:text-box>
            <text:p><text:span text:style-name="T19">Predict</text:span></text:p>
          </draw:text-box>
        </draw:frame>
        <draw:frame draw:style-name="gr2" draw:text-style-name="P13" draw:layer="layout" svg:width="2.661cm" svg:height="1.517cm" svg:x="21.469cm" svg:y="10.548cm">
          <draw:text-box>
            <text:p><text:span text:style-name="T20">Yes!</text:span></text:p>
          </draw:text-box>
        </draw:frame>
        <draw:frame draw:style-name="gr2" draw:text-style-name="P11" draw:layer="layout" svg:width="15.268cm" svg:height="2.855cm" svg:x="2.775cm" svg:y="13.335cm">
          <draw:text-box>
            <text:p><text:span text:style-name="T18">Shichikuzan Chigogataki Fudomyoo is</text:span></text:p>
            <text:p><text:span text:style-name="T18">a historical site located at Magura, Maizuru</text:span></text:p>
            <text:p><text:span text:style-name="T18">City, Kyoto Prefecture.</text:span></text:p>
          </draw:text-box>
        </draw:frame>
        <draw:line draw:style-name="gr5" draw:text-style-name="P7" draw:layer="layout" svg:x1="18.075cm" svg:y1="14.83cm" svg:x2="20.615cm" svg:y2="14.83cm">
          <text:p/>
        </draw:line>
        <draw:frame draw:style-name="gr2" draw:text-style-name="P13" draw:layer="layout" svg:width="2.263cm" svg:height="1.517cm" svg:x="21.47cm" svg:y="13.949cm">
          <draw:text-box>
            <text:p><text:span text:style-name="T20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9.174cm" presentation:class="title" presentation:user-transformed="true">
          <draw:text-box>
            <text:p>Performing Predi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How do We Predict?</text:p>
          </draw:text-box>
        </draw:frame>
        <draw:frame draw:style-name="gr2" draw:text-style-name="P14" draw:layer="layout" svg:width="16.127cm" svg:height="1.987cm" svg:x="6.235cm" svg:y="7.66cm">
          <draw:text-box>
            <text:p><text:span text:style-name="T21">Gonso was a Sanron sect priest ( 754 – 827 )</text:span><text:span text:style-name="T21"><text:line-break/></text:span><text:span text:style-name="T21">in the late Nara and early Heian periods .</text:span></text:p>
          </draw:text-box>
        </draw:frame>
        <draw:frame draw:style-name="gr2" draw:text-style-name="P14" draw:layer="layout" svg:width="15.484cm" svg:height="2.855cm" svg:x="6.275cm" svg:y="11.435cm">
          <draw:text-box>
            <text:p><text:span text:style-name="T21">Shichikuzan Chigogataki Fudomyoo is</text:span></text:p>
            <text:p><text:span text:style-name="T21">a historical site located at Magura , Maizuru</text:span></text:p>
            <text:p><text:span text:style-name="T21">City , Kyoto Prefecture 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How do We Predict?</text:p>
          </draw:text-box>
        </draw:frame>
        <draw:frame draw:style-name="gr2" draw:text-style-name="P11" draw:layer="layout" svg:width="16.128cm" svg:height="1.987cm" svg:x="6.235cm" svg:y="7.66cm">
          <draw:text-box>
            <text:p><text:span text:style-name="T18">Gonso was a Sanron sect </text:span><text:span text:style-name="T22">priest</text:span><text:span text:style-name="T18"> </text:span><text:span text:style-name="T23">( 754 – 827 )</text:span><text:span text:style-name="T18"><text:line-break/></text:span><text:span text:style-name="T18">in the late Nara and early Heian periods .</text:span></text:p>
          </draw:text-box>
        </draw:frame>
        <draw:frame draw:style-name="gr2" draw:text-style-name="P11" draw:layer="layout" svg:width="15.484cm" svg:height="2.855cm" svg:x="6.275cm" svg:y="11.435cm">
          <draw:text-box>
            <text:p><text:span text:style-name="T18">Shichikuzan Chigogataki Fudomyoo is</text:span></text:p>
            <text:p><text:span text:style-name="T18">a </text:span><text:span text:style-name="T21">historical </text:span><text:span text:style-name="T24">site</text:span><text:span text:style-name="T18"> located at Magura , Maizuru</text:span></text:p>
            <text:p><text:span text:style-name="T18">City , </text:span><text:span text:style-name="T25">Kyoto Prefecture </text:span><text:span text:style-name="T18">.</text:span></text:p>
          </draw:text-box>
        </draw:frame>
        <draw:path draw:style-name="gr5" draw:text-style-name="P7" draw:layer="layout" svg:width="2.574cm" svg:height="2.232cm" draw:transform="rotate (-2.76111087665503) translate (16.5552185988422cm 7.53191385081766cm)" svg:viewBox="0 0 2575 2233" svg:d="m2575 2233c0 0-2004-118-2358-943s-168-1290-168-1290">
          <text:p/>
        </draw:path>
        <draw:frame draw:style-name="gr2" draw:text-style-name="P15" draw:layer="layout" svg:width="5.963cm" svg:height="1.673cm" svg:x="7.485cm" svg:y="5.645cm">
          <draw:text-box>
            <text:p><text:span text:style-name="T26">Contains “priest” →</text:span></text:p>
            <text:p><text:span text:style-name="T26">probably person!</text:span></text:p>
          </draw:text-box>
        </draw:frame>
        <draw:frame draw:style-name="gr2" draw:text-style-name="P16" draw:layer="layout" svg:width="6.276cm" svg:height="2.384cm" svg:x="0.286cm" svg:y="11.546cm">
          <draw:text-box>
            <text:p><text:span text:style-name="T27">Contains</text:span><text:span text:style-name="T27"><text:line-break/></text:span><text:span text:style-name="T27">“site” →</text:span></text:p>
            <text:p><text:span text:style-name="T27">probably not person!</text:span></text:p>
          </draw:text-box>
        </draw:frame>
        <draw:frame draw:style-name="gr2" draw:text-style-name="P17" draw:layer="layout" svg:width="7.241cm" svg:height="1.673cm" svg:x="18.45cm" svg:y="5.177cm">
          <draw:text-box>
            <text:p><text:span text:style-name="T28">Contains “(&lt;#&gt;-&lt;#&gt;)” →</text:span></text:p>
            <text:p><text:span text:style-name="T28">probably person!</text:span></text:p>
          </draw:text-box>
        </draw:frame>
        <draw:line draw:style-name="gr5" draw:text-style-name="P7" draw:layer="layout" svg:x1="20.32cm" svg:y1="6.985cm" svg:x2="19.685cm" svg:y2="7.62cm">
          <text:p/>
        </draw:line>
        <draw:line draw:style-name="gr5" draw:text-style-name="P7" draw:layer="layout" svg:x1="5.08cm" svg:y1="12.365cm" svg:x2="6.985cm" svg:y2="12.365cm">
          <text:p/>
        </draw:line>
        <draw:frame draw:style-name="gr2" draw:text-style-name="P18" draw:layer="layout" svg:width="6.463cm" svg:height="2.384cm" svg:x="18.45cm" svg:y="13.878cm">
          <draw:text-box>
            <text:p><text:span text:style-name="T29">Contains</text:span></text:p>
            <text:p><text:span text:style-name="T29">“</text:span><text:span text:style-name="T29">Kyoto Prefecture” →</text:span></text:p>
            <text:p><text:span text:style-name="T29">probably not person!</text:span></text:p>
          </draw:text-box>
        </draw:frame>
        <draw:line draw:style-name="gr5" draw:text-style-name="P7" draw:layer="layout" svg:x1="18.415cm" svg:y1="14.905cm" svg:x2="13.97cm" svg:y2="14.27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Combining Pieces of Information</text:p>
          </draw:text-box>
        </draw:frame>
        <draw:frame presentation:style-name="pr9" draw:layer="layout" svg:width="25.199cm" svg:height="14.878cm" svg:x="1.471cm" svg:y="5.065cm" presentation:class="outline" presentation:user-transformed="true">
          <draw:text-box>
            <text:list text:style-name="L2">
              <text:list-item>
                <text:p>Each element that helps us predict is a <text:span text:style-name="T30">feature</text:span><text:line-break/><text:line-break/></text:p>
              </text:list-item>
              <text:list-item>
                <text:p>Each feature has a weight, <text:span text:style-name="T31">positive</text:span><text:span text:style-name="T32"> if it indicates “yes”,</text:span> and <text:span text:style-name="T31">negative</text:span> if it indicates “no”<text:line-break/><text:line-break/><text:span text:style-name="T20"> </text:span></text:p>
              </text:list-item>
              <text:list-item>
                <text:p>For a new example, sum the weights<text:line-break/><text:line-break/><text:line-break/></text:p>
              </text:list-item>
              <text:list-item>
                <text:p>If the sum is at least 0: “yes”, otherwise: “no”</text:p>
              </text:list-item>
            </text:list>
          </draw:text-box>
        </draw:frame>
        <draw:frame draw:style-name="gr2" draw:text-style-name="P19" draw:layer="layout" svg:width="6.526cm" svg:height="1.195cm" svg:x="5.539cm" svg:y="6.425cm">
          <draw:text-box>
            <text:p><text:span text:style-name="T33">contains “priest”</text:span></text:p>
          </draw:text-box>
        </draw:frame>
        <draw:frame draw:style-name="gr2" draw:text-style-name="P20" draw:layer="layout" svg:width="8.228cm" svg:height="1.195cm" svg:x="13.539cm" svg:y="6.426cm">
          <draw:text-box>
            <text:p><text:span text:style-name="T34">contains “(&lt;#&gt;-&lt;#&gt;)”</text:span></text:p>
          </draw:text-box>
        </draw:frame>
        <draw:frame draw:style-name="gr2" draw:text-style-name="P21" draw:layer="layout" svg:width="5.773cm" svg:height="1.195cm" svg:x="3.939cm" svg:y="7.426cm">
          <draw:text-box>
            <text:p><text:span text:style-name="T35">contains “site”</text:span></text:p>
          </draw:text-box>
        </draw:frame>
        <draw:frame draw:style-name="gr2" draw:text-style-name="P22" draw:layer="layout" svg:width="10.764cm" svg:height="1.195cm" svg:x="12.04cm" svg:y="7.427cm">
          <draw:text-box>
            <text:p><text:span text:style-name="T11">contains “Kyoto Prefecture”</text:span></text:p>
          </draw:text-box>
        </draw:frame>
        <draw:custom-shape draw:style-name="gr3" draw:text-style-name="P7" draw:layer="layout" svg:width="19.05cm" svg:height="2.04cm" svg:x="3.81cm" svg:y="6.415cm">
          <text:p/>
          <draw:enhanced-geometry svg:viewBox="0 0 21600 21600" draw:type="rectangle" draw:enhanced-path="M 0 0 L 21600 0 21600 21600 0 21600 0 0 Z N"/>
        </draw:custom-shape>
        <draw:frame draw:style-name="gr2" draw:text-style-name="P19" draw:layer="layout" svg:width="6.06cm" svg:height="1.475cm" svg:x="6.139cm" svg:y="11.226cm">
          <draw:text-box>
            <text:p><text:span text:style-name="T33">w</text:span><text:span text:style-name="T36">contains “priest”</text:span><text:span text:style-name="T37"> = 2</text:span></text:p>
          </draw:text-box>
        </draw:frame>
        <draw:frame draw:style-name="gr2" draw:text-style-name="P20" draw:layer="layout" svg:width="7.051cm" svg:height="1.475cm" svg:x="14.039cm" svg:y="11.227cm">
          <draw:text-box>
            <text:p><text:span text:style-name="T34">w</text:span><text:span text:style-name="T38">contains “(&lt;#&gt;-&lt;#&gt;)”</text:span><text:span text:style-name="T34"> = 1</text:span></text:p>
          </draw:text-box>
        </draw:frame>
        <draw:frame draw:style-name="gr2" draw:text-style-name="P21" draw:layer="layout" svg:width="5.904cm" svg:height="1.475cm" svg:x="4.84cm" svg:y="12.327cm">
          <draw:text-box>
            <text:p><text:span text:style-name="T35">w</text:span><text:span text:style-name="T39">contains “site”</text:span><text:span text:style-name="T35"> = -3</text:span></text:p>
          </draw:text-box>
        </draw:frame>
        <draw:frame draw:style-name="gr6" draw:text-style-name="P22" draw:layer="layout" svg:width="9.865cm" svg:height="1.475cm" svg:x="12.7cm" svg:y="12.31cm">
          <draw:text-box>
            <text:p><text:span text:style-name="T11">w</text:span><text:span text:style-name="T40">contains “Kyoto Prefecture”</text:span><text:span text:style-name="T11"> = -1</text:span></text:p>
          </draw:text-box>
        </draw:frame>
        <draw:custom-shape draw:style-name="gr3" draw:text-style-name="P7" draw:layer="layout" svg:width="19.05cm" svg:height="2.655cm" svg:x="3.81cm" svg:y="11.215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089cm" svg:height="2.139cm" svg:x="3.835cm" svg:y="15.945cm">
          <draw:text-box>
            <text:p><text:span text:style-name="T12">Kuya </text:span><text:span text:style-name="T34">(903-972)</text:span><text:span text:style-name="T12"> was a </text:span><text:span text:style-name="T33">priest</text:span></text:p>
            <text:p><text:span text:style-name="T12">born in </text:span><text:span text:style-name="T11">Kyoto Prefecture</text:span><text:span text:style-name="T12">.</text:span></text:p>
          </draw:text-box>
        </draw:frame>
        <draw:path draw:style-name="gr5" draw:text-style-name="P7" draw:layer="layout" svg:width="12.699cm" svg:height="0.2cm" svg:x="7.955cm" svg:y="15.674cm" svg:viewBox="0 0 12700 201" svg:d="m0 201c0 0 4748-186 6350-200s6350 200 6350 200">
          <text:p/>
        </draw:path>
        <draw:line draw:style-name="gr5" draw:text-style-name="P7" draw:layer="layout" svg:x1="14.93cm" svg:y1="16.58cm" svg:x2="16.835cm" svg:y2="16.58cm">
          <text:p/>
        </draw:line>
        <draw:frame draw:style-name="gr2" draw:text-style-name="P13" draw:layer="layout" svg:width="7.264cm" svg:height="1.517cm" svg:x="16.905cm" svg:y="16.18cm">
          <draw:text-box>
            <text:p><text:span text:style-name="T41">2</text:span><text:span text:style-name="T20"> + </text:span><text:span text:style-name="T42">-1</text:span><text:span text:style-name="T20"> + </text:span><text:span text:style-name="T43">1</text:span><text:span text:style-name="T44"> = 2</text:span></text:p>
          </draw:text-box>
        </draw:frame>
        <draw:path draw:style-name="gr5" draw:text-style-name="P7" draw:layer="layout" svg:width="6.984cm" svg:height="0.237cm" svg:x="12.39cm" svg:y="17.78cm" svg:viewBox="0 0 6985 238" svg:d="m0 70c0 0 1901 133 3185 165s3800-235 3800-235">
          <text:p/>
        </draw:path>
        <draw:custom-shape draw:style-name="gr3" draw:text-style-name="P7" draw:layer="layout" svg:width="23.265cm" svg:height="3.299cm" svg:x="1.9cm" svg:y="15.2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1T0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Let me Say that in Math!</text:p>
          </draw:text-box>
        </draw:frame>
        <draw:frame draw:style-name="gr7" draw:layer="layout" svg:width="16.223cm" svg:height="4.475cm" svg:x="6.385cm" svg:y="5.96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9" draw:layer="layout" svg:width="25.199cm" svg:height="8.082cm" svg:x="1.472cm" svg:y="11.665cm" presentation:class="outline" presentation:user-transformed="true">
          <draw:text-box>
            <text:list text:style-name="L2">
              <text:list-item>
                <text:p><text:span text:style-name="T45">x</text:span><text:span text:style-name="T46">: the input</text:span></text:p>
              </text:list-item>
              <text:list-item>
                <text:p><text:span text:style-name="T47">φ(x)</text:span><text:span text:style-name="T46">: vector of feature functions {φ</text:span><text:span text:style-name="T48">1</text:span><text:span text:style-name="T49">(x)</text:span><text:span text:style-name="T46">, φ</text:span><text:span text:style-name="T48">2</text:span><text:span text:style-name="T49">(x)</text:span><text:span text:style-name="T46">, …, φ</text:span><text:span text:style-name="T48">I</text:span><text:span text:style-name="T49">(x)</text:span><text:span text:style-name="T46">}</text:span></text:p>
              </text:list-item>
              <text:list-item>
                <text:p><text:span text:style-name="T50">w</text:span>: the weight vector {w<text:span text:style-name="T51">1</text:span>, w<text:span text:style-name="T51">2</text:span>, …, w<text:span text:style-name="T51">I</text:span>}</text:p>
              </text:list-item>
              <text:list-item>
                <text:p><text:span text:style-name="T14">y</text:span>: the prediction, +1 if “yes”, -1 if “no”</text:p>
                <text:list>
                  <text:list-item>
                    <text:p>(sign(v) is +1 if v &gt;= 0, -1 otherwise)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19.05cm" svg:height="5.215cm" svg:x="5.08cm" svg:y="5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ample Feature Functions:<text:line-break/>Unigram Features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Equal to “number of times a particular word appears”</text:p>
              </text:list-item>
            </text:list>
          </draw:text-box>
        </draw:frame>
        <draw:frame draw:style-name="gr2" draw:text-style-name="P13" draw:layer="layout" svg:width="19.018cm" svg:height="1.517cm" svg:x="4.185cm" svg:y="6.685cm">
          <draw:text-box>
            <text:p><text:span text:style-name="T41">x</text:span><text:span text:style-name="T20"> = A site , located in Maizuru , Kyoto</text:span></text:p>
          </draw:text-box>
        </draw:frame>
        <draw:custom-shape draw:style-name="gr3" draw:text-style-name="P7" draw:layer="layout" svg:width="23.06cm" svg:height="9.96cm" svg:x="2.975cm" svg:y="6.55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6.06cm" svg:height="1.475cm" svg:x="3.81cm" svg:y="8.49cm">
          <draw:text-box>
            <text:p><text:span text:style-name="T11">φ</text:span><text:span text:style-name="T40">unigram “A”</text:span><text:span text:style-name="T12">(</text:span><text:span text:style-name="T33">x</text:span><text:span text:style-name="T12">) = 1</text:span></text:p>
          </draw:text-box>
        </draw:frame>
        <draw:frame draw:style-name="gr2" draw:text-style-name="P9" draw:layer="layout" svg:width="6.5cm" svg:height="1.475cm" svg:x="10.41cm" svg:y="8.491cm">
          <draw:text-box>
            <text:p><text:span text:style-name="T11">φ</text:span><text:span text:style-name="T40">unigram “site”</text:span><text:span text:style-name="T12">(</text:span><text:span text:style-name="T33">x</text:span><text:span text:style-name="T12">) = 1</text:span></text:p>
          </draw:text-box>
        </draw:frame>
        <draw:frame draw:style-name="gr2" draw:text-style-name="P9" draw:layer="layout" svg:width="5.87cm" svg:height="1.475cm" svg:x="17.41cm" svg:y="8.492cm">
          <draw:text-box>
            <text:p><text:span text:style-name="T11">φ</text:span><text:span text:style-name="T40">unigram “,”</text:span><text:span text:style-name="T12">(</text:span><text:span text:style-name="T33">x</text:span><text:span text:style-name="T12">) = 2</text:span></text:p>
          </draw:text-box>
        </draw:frame>
        <draw:frame draw:style-name="gr2" draw:text-style-name="P9" draw:layer="layout" svg:width="7.326cm" svg:height="1.475cm" svg:x="6.81cm" svg:y="9.993cm">
          <draw:text-box>
            <text:p><text:span text:style-name="T11">φ</text:span><text:span text:style-name="T40">unigram “located”</text:span><text:span text:style-name="T12">(</text:span><text:span text:style-name="T33">x</text:span><text:span text:style-name="T12">) = 1</text:span></text:p>
          </draw:text-box>
        </draw:frame>
        <draw:frame draw:style-name="gr2" draw:text-style-name="P9" draw:layer="layout" svg:width="6.119cm" svg:height="1.475cm" svg:x="14.31cm" svg:y="9.994cm">
          <draw:text-box>
            <text:p><text:span text:style-name="T11">φ</text:span><text:span text:style-name="T40">unigram “in”</text:span><text:span text:style-name="T12">(</text:span><text:span text:style-name="T33">x</text:span><text:span text:style-name="T12">) = 1</text:span></text:p>
          </draw:text-box>
        </draw:frame>
        <draw:frame draw:style-name="gr2" draw:text-style-name="P9" draw:layer="layout" svg:width="7.491cm" svg:height="1.475cm" svg:x="6.211cm" svg:y="11.595cm">
          <draw:text-box>
            <text:p><text:span text:style-name="T11">φ</text:span><text:span text:style-name="T40">unigram “Maizuru”</text:span><text:span text:style-name="T12">(</text:span><text:span text:style-name="T33">x</text:span><text:span text:style-name="T12">) = 1</text:span></text:p>
          </draw:text-box>
        </draw:frame>
        <draw:frame draw:style-name="gr2" draw:text-style-name="P9" draw:layer="layout" svg:width="6.991cm" svg:height="1.475cm" svg:x="13.812cm" svg:y="11.596cm">
          <draw:text-box>
            <text:p><text:span text:style-name="T11">φ</text:span><text:span text:style-name="T40">unigram “Kyoto”</text:span><text:span text:style-name="T12">(</text:span><text:span text:style-name="T33">x</text:span><text:span text:style-name="T12">) = 1</text:span></text:p>
          </draw:text-box>
        </draw:frame>
        <draw:frame draw:style-name="gr2" draw:text-style-name="P9" draw:layer="layout" svg:width="6.42cm" svg:height="1.475cm" svg:x="7.111cm" svg:y="13.295cm">
          <draw:text-box>
            <text:p><text:span text:style-name="T11">φ</text:span><text:span text:style-name="T40">unigram “the”</text:span><text:span text:style-name="T12">(</text:span><text:span text:style-name="T33">x</text:span><text:span text:style-name="T12">) = 0</text:span></text:p>
          </draw:text-box>
        </draw:frame>
        <draw:frame draw:style-name="gr2" draw:text-style-name="P9" draw:layer="layout" svg:width="7.216cm" svg:height="1.475cm" svg:x="13.812cm" svg:y="13.296cm">
          <draw:text-box>
            <text:p><text:span text:style-name="T11">φ</text:span><text:span text:style-name="T40">unigram “temple”</text:span><text:span text:style-name="T12">(</text:span><text:span text:style-name="T33">x</text:span><text:span text:style-name="T12">) = 0</text:span></text:p>
          </draw:text-box>
        </draw:frame>
        <draw:frame draw:style-name="gr2" draw:text-style-name="P23" draw:layer="layout" svg:width="1.488cm" svg:height="1.352cm" svg:x="13.117cm" svg:y="14.605cm">
          <draw:text-box>
            <text:p><text:span text:style-name="T52">…</text:span></text:p>
          </draw:text-box>
        </draw:frame>
        <draw:custom-shape draw:style-name="gr8" draw:text-style-name="P7" draw:layer="layout" svg:width="0.635cm" svg:height="2.775cm" svg:x="20.89cm" svg:y="13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4" draw:layer="layout" svg:width="3.876cm" svg:height="2.301cm" svg:x="21.825cm" svg:y="13.335cm">
          <draw:text-box>
            <text:p><text:span text:style-name="T9">The rest</text:span></text:p>
            <text:p><text:span text:style-name="T9">are all 0</text:span></text:p>
          </draw:text-box>
        </draw:frame>
        <draw:frame presentation:style-name="pr10" draw:layer="layout" svg:width="25.199cm" svg:height="2.855cm" svg:x="1.472cm" svg:y="17.08cm" presentation:class="outline" presentation:user-transformed="true">
          <draw:text-box>
            <text:list text:style-name="L2">
              <text:list-item>
                <text:p>For convenience, we use feature names (<text:span text:style-name="T16">φ</text:span><text:span text:style-name="T53">unigram “A”</text:span>) instead of feature indexes (<text:span text:style-name="T16">φ</text:span><text:span text:style-name="T53">1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Calculating the Weighted Sum</text:p>
          </draw:text-box>
        </draw:frame>
        <draw:frame draw:style-name="gr2" draw:text-style-name="P13" draw:layer="layout" svg:width="19.018cm" svg:height="1.517cm" svg:x="4.445cm" svg:y="4.133cm">
          <draw:text-box>
            <text:p><text:span text:style-name="T41">x</text:span><text:span text:style-name="T20"> = A site , located in Maizuru , Kyoto</text:span></text:p>
          </draw:text-box>
        </draw:frame>
        <draw:frame draw:style-name="gr2" draw:text-style-name="P9" draw:layer="layout" svg:width="8.054cm" svg:height="1.475cm" svg:x="1.905cm" svg:y="5.98cm">
          <draw:text-box>
            <text:p><text:span text:style-name="T11">φ</text:span><text:span text:style-name="T40">unigram “A”</text:span><text:span text:style-name="T12">(</text:span><text:span text:style-name="T33">x</text:span><text:span text:style-name="T12">) </text:span><text:span text:style-name="T12"><text:tab/></text:span><text:span text:style-name="T12"><text:tab/></text:span><text:span text:style-name="T12">= 1</text:span></text:p>
          </draw:text-box>
        </draw:frame>
        <draw:frame draw:style-name="gr2" draw:text-style-name="P9" draw:layer="layout" svg:width="8.054cm" svg:height="1.475cm" svg:x="1.905cm" svg:y="7.155cm">
          <draw:text-box>
            <text:p><text:span text:style-name="T11">φ</text:span><text:span text:style-name="T40">unigram “site”</text:span><text:span text:style-name="T12">(</text:span><text:span text:style-name="T33">x</text:span><text:span text:style-name="T12">) </text:span><text:span text:style-name="T12"><text:tab/></text:span><text:span text:style-name="T12"><text:tab/></text:span><text:span text:style-name="T12">= 1</text:span></text:p>
          </draw:text-box>
        </draw:frame>
        <draw:frame draw:style-name="gr2" draw:text-style-name="P9" draw:layer="layout" svg:width="8.054cm" svg:height="1.475cm" svg:x="2.005cm" svg:y="10.8cm">
          <draw:text-box>
            <text:p><text:span text:style-name="T11">φ</text:span><text:span text:style-name="T40">unigram “,”</text:span><text:span text:style-name="T12">(</text:span><text:span text:style-name="T33">x</text:span><text:span text:style-name="T12">) </text:span><text:span text:style-name="T12"><text:tab/></text:span><text:span text:style-name="T12"><text:tab/></text:span><text:span text:style-name="T12">= 2</text:span></text:p>
          </draw:text-box>
        </draw:frame>
        <draw:frame draw:style-name="gr2" draw:text-style-name="P9" draw:layer="layout" svg:width="8.054cm" svg:height="1.475cm" svg:x="1.905cm" svg:y="8.355cm">
          <draw:text-box>
            <text:p><text:span text:style-name="T11">φ</text:span><text:span text:style-name="T40">unigram “located”</text:span><text:span text:style-name="T12">(</text:span><text:span text:style-name="T33">x</text:span><text:span text:style-name="T12">)</text:span><text:span text:style-name="T12"><text:tab/></text:span><text:span text:style-name="T12">= 1</text:span></text:p>
          </draw:text-box>
        </draw:frame>
        <draw:frame draw:style-name="gr2" draw:text-style-name="P9" draw:layer="layout" svg:width="8.054cm" svg:height="1.475cm" svg:x="2.036cm" svg:y="11.905cm">
          <draw:text-box>
            <text:p><text:span text:style-name="T11">φ</text:span><text:span text:style-name="T40">unigram “in”</text:span><text:span text:style-name="T12">(</text:span><text:span text:style-name="T33">x</text:span><text:span text:style-name="T12">) </text:span><text:span text:style-name="T12"><text:tab/></text:span><text:span text:style-name="T12"><text:tab/></text:span><text:span text:style-name="T12">= 1</text:span></text:p>
          </draw:text-box>
        </draw:frame>
        <draw:frame draw:style-name="gr2" draw:text-style-name="P9" draw:layer="layout" svg:width="8.054cm" svg:height="1.475cm" svg:x="2.034cm" svg:y="9.63cm">
          <draw:text-box>
            <text:p><text:span text:style-name="T11">φ</text:span><text:span text:style-name="T40">unigram “Maizuru”</text:span><text:span text:style-name="T12">(</text:span><text:span text:style-name="T33">x</text:span><text:span text:style-name="T12">) </text:span><text:span text:style-name="T12"><text:tab/></text:span><text:span text:style-name="T12">= 1</text:span></text:p>
          </draw:text-box>
        </draw:frame>
        <draw:frame draw:style-name="gr2" draw:text-style-name="P9" draw:layer="layout" svg:width="8.054cm" svg:height="1.475cm" svg:x="2.005cm" svg:y="13.005cm">
          <draw:text-box>
            <text:p><text:span text:style-name="T11">φ</text:span><text:span text:style-name="T40">unigram “Kyoto”</text:span><text:span text:style-name="T12">(</text:span><text:span text:style-name="T33">x</text:span><text:span text:style-name="T12">) </text:span><text:span text:style-name="T12"><text:tab/></text:span><text:span text:style-name="T12">= 1</text:span></text:p>
          </draw:text-box>
        </draw:frame>
        <draw:frame draw:style-name="gr2" draw:text-style-name="P21" draw:layer="layout" svg:width="6.784cm" svg:height="1.399cm" svg:x="11.742cm" svg:y="5.781cm">
          <draw:text-box>
            <text:p><text:span text:style-name="T34">w</text:span><text:span text:style-name="T54">unigram “a”</text:span><text:span text:style-name="T35"> </text:span><text:span text:style-name="T35"><text:tab/></text:span><text:span text:style-name="T35"><text:tab/></text:span><text:span text:style-name="T55">= 0</text:span></text:p>
          </draw:text-box>
        </draw:frame>
        <draw:frame draw:style-name="gr2" draw:text-style-name="P21" draw:layer="layout" svg:width="7.068cm" svg:height="1.399cm" svg:x="11.742cm" svg:y="6.982cm">
          <draw:text-box>
            <text:p><text:span text:style-name="T34">w</text:span><text:span text:style-name="T54">unigram “site”</text:span><text:span text:style-name="T35"> </text:span><text:span text:style-name="T35"><text:tab/></text:span><text:span text:style-name="T55">= -3</text:span></text:p>
          </draw:text-box>
        </draw:frame>
        <draw:frame draw:style-name="gr2" draw:text-style-name="P21" draw:layer="layout" svg:width="6.784cm" svg:height="1.399cm" svg:x="11.742cm" svg:y="8.382cm">
          <draw:text-box>
            <text:p><text:span text:style-name="T34">w</text:span><text:span text:style-name="T54">unigram “located”</text:span><text:span text:style-name="T35"> </text:span><text:span text:style-name="T35"><text:tab/></text:span><text:span text:style-name="T55">= 0</text:span></text:p>
          </draw:text-box>
        </draw:frame>
        <draw:frame draw:style-name="gr2" draw:text-style-name="P21" draw:layer="layout" svg:width="6.784cm" svg:height="1.399cm" svg:x="11.742cm" svg:y="9.582cm">
          <draw:text-box>
            <text:p><text:span text:style-name="T34">w</text:span><text:span text:style-name="T54">unigram “Maizuru”</text:span><text:span text:style-name="T35"> </text:span><text:span text:style-name="T35"><text:tab/></text:span><text:span text:style-name="T55">= 0</text:span></text:p>
          </draw:text-box>
        </draw:frame>
        <draw:frame draw:style-name="gr2" draw:text-style-name="P21" draw:layer="layout" svg:width="6.784cm" svg:height="1.399cm" svg:x="11.742cm" svg:y="10.782cm">
          <draw:text-box>
            <text:p><text:span text:style-name="T34">w</text:span><text:span text:style-name="T54">unigram “,”</text:span><text:span text:style-name="T35"> </text:span><text:span text:style-name="T35"><text:tab/></text:span><text:span text:style-name="T35"><text:tab/></text:span><text:span text:style-name="T55">= 0</text:span></text:p>
          </draw:text-box>
        </draw:frame>
        <draw:frame draw:style-name="gr2" draw:text-style-name="P21" draw:layer="layout" svg:width="6.784cm" svg:height="1.399cm" svg:x="11.742cm" svg:y="11.882cm">
          <draw:text-box>
            <text:p><text:span text:style-name="T34">w</text:span><text:span text:style-name="T54">unigram “in”</text:span><text:span text:style-name="T35"> </text:span><text:span text:style-name="T35"><text:tab/></text:span><text:span text:style-name="T35"><text:tab/></text:span><text:span text:style-name="T55">= 0</text:span></text:p>
          </draw:text-box>
        </draw:frame>
        <draw:frame draw:style-name="gr2" draw:text-style-name="P21" draw:layer="layout" svg:width="6.784cm" svg:height="1.399cm" svg:x="11.742cm" svg:y="12.982cm">
          <draw:text-box>
            <text:p><text:span text:style-name="T34">w</text:span><text:span text:style-name="T54">unigram “Kyoto”</text:span><text:span text:style-name="T35"> </text:span><text:span text:style-name="T35"><text:tab/></text:span><text:span text:style-name="T55">= 0</text:span></text:p>
          </draw:text-box>
        </draw:frame>
        <draw:frame draw:style-name="gr2" draw:text-style-name="P9" draw:layer="layout" svg:width="8.054cm" svg:height="1.475cm" svg:x="2.006cm" svg:y="14.205cm">
          <draw:text-box>
            <text:p><text:span text:style-name="T11">φ</text:span><text:span text:style-name="T40">unigram “priest”</text:span><text:span text:style-name="T12">(</text:span><text:span text:style-name="T33">x</text:span><text:span text:style-name="T12">) </text:span><text:span text:style-name="T12"><text:tab/></text:span><text:span text:style-name="T12">= 0</text:span></text:p>
          </draw:text-box>
        </draw:frame>
        <draw:frame draw:style-name="gr2" draw:text-style-name="P21" draw:layer="layout" svg:width="6.784cm" svg:height="1.399cm" svg:x="11.743cm" svg:y="14.182cm">
          <draw:text-box>
            <text:p><text:span text:style-name="T34">w</text:span><text:span text:style-name="T54">unigram “priest”</text:span><text:span text:style-name="T35"> </text:span><text:span text:style-name="T35"><text:tab/></text:span><text:span text:style-name="T55">= 2</text:span></text:p>
          </draw:text-box>
        </draw:frame>
        <draw:frame draw:style-name="gr2" draw:text-style-name="P9" draw:layer="layout" svg:width="8.054cm" svg:height="1.475cm" svg:x="2.007cm" svg:y="15.405cm">
          <draw:text-box>
            <text:p><text:span text:style-name="T11">φ</text:span><text:span text:style-name="T40">unigram “black”</text:span><text:span text:style-name="T12">(</text:span><text:span text:style-name="T33">x</text:span><text:span text:style-name="T12">) </text:span><text:span text:style-name="T12"><text:tab/></text:span><text:span text:style-name="T12">= 0</text:span></text:p>
          </draw:text-box>
        </draw:frame>
        <draw:frame draw:style-name="gr2" draw:text-style-name="P21" draw:layer="layout" svg:width="6.784cm" svg:height="1.399cm" svg:x="11.744cm" svg:y="15.382cm">
          <draw:text-box>
            <text:p><text:span text:style-name="T34">w</text:span><text:span text:style-name="T54">unigram “black”</text:span><text:span text:style-name="T35"> </text:span><text:span text:style-name="T35"><text:tab/></text:span><text:span text:style-name="T55">= 0</text:span></text:p>
          </draw:text-box>
        </draw:frame>
        <draw:frame draw:style-name="gr2" draw:text-style-name="P6" draw:layer="layout" svg:width="1.052cm" svg:height="1.826cm" svg:x="10.36cm" svg:y="10.56cm">
          <draw:text-box>
            <text:p><text:span text:style-name="T5">*</text:span></text:p>
          </draw:text-box>
        </draw:frame>
        <draw:frame draw:style-name="gr2" draw:text-style-name="P6" draw:layer="layout" svg:width="1.323cm" svg:height="1.826cm" svg:x="19.16cm" svg:y="10.36cm">
          <draw:text-box>
            <text:p><text:span text:style-name="T5">=</text:span></text:p>
          </draw:text-box>
        </draw:frame>
        <draw:frame draw:style-name="gr2" draw:text-style-name="P21" draw:layer="layout" svg:width="0.972cm" svg:height="1.195cm" svg:x="20.942cm" svg:y="5.781cm">
          <draw:text-box>
            <text:p><text:span text:style-name="T55">0</text:span></text:p>
          </draw:text-box>
        </draw:frame>
        <draw:frame draw:style-name="gr2" draw:text-style-name="P21" draw:layer="layout" svg:width="1.256cm" svg:height="1.195cm" svg:x="20.942cm" svg:y="6.982cm">
          <draw:text-box>
            <text:p><text:span text:style-name="T55">-3</text:span></text:p>
          </draw:text-box>
        </draw:frame>
        <draw:frame draw:style-name="gr2" draw:text-style-name="P6" draw:layer="layout" svg:width="1.912cm" svg:height="1.826cm" svg:x="10.153cm" svg:y="16.589cm">
          <draw:text-box>
            <text:p><text:span text:style-name="T5">…</text:span></text:p>
          </draw:text-box>
        </draw:frame>
        <draw:frame draw:style-name="gr2" draw:text-style-name="P21" draw:layer="layout" svg:width="0.972cm" svg:height="1.195cm" svg:x="20.942cm" svg:y="8.382cm">
          <draw:text-box>
            <text:p><text:span text:style-name="T55">0</text:span></text:p>
          </draw:text-box>
        </draw:frame>
        <draw:frame draw:style-name="gr2" draw:text-style-name="P21" draw:layer="layout" svg:width="0.972cm" svg:height="1.195cm" svg:x="20.942cm" svg:y="9.582cm">
          <draw:text-box>
            <text:p><text:span text:style-name="T55">0</text:span></text:p>
          </draw:text-box>
        </draw:frame>
        <draw:frame draw:style-name="gr2" draw:text-style-name="P21" draw:layer="layout" svg:width="0.972cm" svg:height="1.195cm" svg:x="20.942cm" svg:y="10.682cm">
          <draw:text-box>
            <text:p><text:span text:style-name="T55">0</text:span></text:p>
          </draw:text-box>
        </draw:frame>
        <draw:frame draw:style-name="gr2" draw:text-style-name="P21" draw:layer="layout" svg:width="0.972cm" svg:height="1.195cm" svg:x="20.942cm" svg:y="11.782cm">
          <draw:text-box>
            <text:p><text:span text:style-name="T55">0</text:span></text:p>
          </draw:text-box>
        </draw:frame>
        <draw:frame draw:style-name="gr2" draw:text-style-name="P21" draw:layer="layout" svg:width="0.972cm" svg:height="1.195cm" svg:x="20.942cm" svg:y="12.983cm">
          <draw:text-box>
            <text:p><text:span text:style-name="T55">0</text:span></text:p>
          </draw:text-box>
        </draw:frame>
        <draw:frame draw:style-name="gr2" draw:text-style-name="P21" draw:layer="layout" svg:width="0.972cm" svg:height="1.195cm" svg:x="20.942cm" svg:y="14.183cm">
          <draw:text-box>
            <text:p><text:span text:style-name="T55">0</text:span></text:p>
          </draw:text-box>
        </draw:frame>
        <draw:frame draw:style-name="gr2" draw:text-style-name="P21" draw:layer="layout" svg:width="0.972cm" svg:height="1.195cm" svg:x="20.942cm" svg:y="15.383cm">
          <draw:text-box>
            <text:p><text:span text:style-name="T55">0</text:span></text:p>
          </draw:text-box>
        </draw:frame>
        <draw:frame draw:style-name="gr2" draw:text-style-name="P6" draw:layer="layout" svg:width="1.912cm" svg:height="1.826cm" svg:x="20.453cm" svg:y="16.589cm">
          <draw:text-box>
            <text:p><text:span text:style-name="T5">…</text:span></text:p>
          </draw:text-box>
        </draw:frame>
        <draw:frame draw:style-name="gr2" draw:text-style-name="P21" draw:layer="layout" svg:width="0.997cm" svg:height="1.195cm" svg:x="21.942cm" svg:y="6.282cm">
          <draw:text-box>
            <text:p><text:span text:style-name="T55">+</text:span></text:p>
          </draw:text-box>
        </draw:frame>
        <draw:frame draw:style-name="gr2" draw:text-style-name="P21" draw:layer="layout" svg:width="0.997cm" svg:height="1.195cm" svg:x="21.943cm" svg:y="7.683cm">
          <draw:text-box>
            <text:p><text:span text:style-name="T55">+</text:span></text:p>
          </draw:text-box>
        </draw:frame>
        <draw:frame draw:style-name="gr2" draw:text-style-name="P21" draw:layer="layout" svg:width="0.997cm" svg:height="1.195cm" svg:x="21.942cm" svg:y="8.782cm">
          <draw:text-box>
            <text:p><text:span text:style-name="T55">+</text:span></text:p>
          </draw:text-box>
        </draw:frame>
        <draw:frame draw:style-name="gr2" draw:text-style-name="P21" draw:layer="layout" svg:width="0.997cm" svg:height="1.195cm" svg:x="21.943cm" svg:y="10.183cm">
          <draw:text-box>
            <text:p><text:span text:style-name="T55">+</text:span></text:p>
          </draw:text-box>
        </draw:frame>
        <draw:frame draw:style-name="gr2" draw:text-style-name="P21" draw:layer="layout" svg:width="0.997cm" svg:height="1.195cm" svg:x="21.942cm" svg:y="11.382cm">
          <draw:text-box>
            <text:p><text:span text:style-name="T55">+</text:span></text:p>
          </draw:text-box>
        </draw:frame>
        <draw:frame draw:style-name="gr2" draw:text-style-name="P21" draw:layer="layout" svg:width="0.997cm" svg:height="1.195cm" svg:x="21.943cm" svg:y="12.483cm">
          <draw:text-box>
            <text:p><text:span text:style-name="T55">+</text:span></text:p>
          </draw:text-box>
        </draw:frame>
        <draw:frame draw:style-name="gr2" draw:text-style-name="P21" draw:layer="layout" svg:width="0.997cm" svg:height="1.195cm" svg:x="21.942cm" svg:y="13.582cm">
          <draw:text-box>
            <text:p><text:span text:style-name="T55">+</text:span></text:p>
          </draw:text-box>
        </draw:frame>
        <draw:frame draw:style-name="gr2" draw:text-style-name="P21" draw:layer="layout" svg:width="0.997cm" svg:height="1.195cm" svg:x="21.943cm" svg:y="14.783cm">
          <draw:text-box>
            <text:p><text:span text:style-name="T55">+</text:span></text:p>
          </draw:text-box>
        </draw:frame>
        <draw:frame draw:style-name="gr2" draw:text-style-name="P21" draw:layer="layout" svg:width="0.997cm" svg:height="1.195cm" svg:x="21.944cm" svg:y="15.884cm">
          <draw:text-box>
            <text:p><text:span text:style-name="T55">+</text:span></text:p>
          </draw:text-box>
        </draw:frame>
        <draw:frame draw:style-name="gr2" draw:text-style-name="P21" draw:layer="layout" svg:width="0.997cm" svg:height="1.195cm" svg:x="21.145cm" svg:y="18.085cm">
          <draw:text-box>
            <text:p><text:span text:style-name="T55">=</text:span></text:p>
          </draw:text-box>
        </draw:frame>
        <draw:frame draw:style-name="gr2" draw:text-style-name="P25" draw:layer="layout" svg:width="4.177cm" svg:height="1.276cm" svg:x="21.146cm" svg:y="19.186cm">
          <draw:text-box>
            <text:p><text:span text:style-name="T56">-3 → 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674cm" presentation:class="title" presentation:user-transformed="true">
          <draw:text-box>
            <text:p>Pseudo Code for Prediction</text:p>
          </draw:text-box>
        </draw:frame>
        <draw:frame draw:style-name="gr2" draw:text-style-name="P9" draw:layer="layout" svg:width="24.124cm" svg:height="6.865cm" svg:x="1.271cm" svg:y="5.381cm">
          <draw:text-box>
            <text:p><text:span text:style-name="T57">predict_all</text:span><text:span text:style-name="T58">(</text:span><text:span text:style-name="T59">model_file, input_file</text:span><text:span text:style-name="T58">):</text:span></text:p>
            <text:p><text:span text:style-name="T58"><text:tab/></text:span><text:span text:style-name="T58">load</text:span><text:span text:style-name="T12"> </text:span><text:span text:style-name="T60">w</text:span><text:span text:style-name="T12"> </text:span><text:span text:style-name="T58">from</text:span><text:span text:style-name="T12"> </text:span><text:span text:style-name="T61">model_file <text:s text:c="2"/></text:span><text:span text:style-name="T62"># so w[name] = w</text:span><text:span text:style-name="T63">name</text:span></text:p>
            <text:p><text:span text:style-name="T58"><text:tab/></text:span><text:span text:style-name="T58">for each</text:span><text:span text:style-name="T12"> </text:span><text:span text:style-name="T64">x</text:span><text:span text:style-name="T12"> </text:span><text:span text:style-name="T58">in</text:span><text:span text:style-name="T12"> </text:span><text:span text:style-name="T61">input_file</text:span></text:p>
            <text:p><text:span text:style-name="T12"><text:tab/></text:span><text:span text:style-name="T12"><text:tab/></text:span><text:span text:style-name="T65">phi</text:span><text:span text:style-name="T12"> = </text:span><text:span text:style-name="T66">create_features</text:span><text:span text:style-name="T12">(</text:span><text:span text:style-name="T64">x</text:span><text:span text:style-name="T12">) <text:s text:c="3"/></text:span><text:span text:style-name="T33"># so phi[name] = φ</text:span><text:span text:style-name="T36">name</text:span><text:span text:style-name="T33">(x)</text:span></text:p>
            <text:p><text:span text:style-name="T33"><text:tab/></text:span><text:span text:style-name="T33"><text:tab/></text:span><text:span text:style-name="T67">y'</text:span><text:span text:style-name="T55"> = </text:span><text:span text:style-name="T68">predict_one</text:span><text:span text:style-name="T55">(</text:span><text:span text:style-name="T60">w</text:span><text:span text:style-name="T69">, </text:span><text:span text:style-name="T65">phi</text:span><text:span text:style-name="T55">) <text:s text:c="6"/></text:span><text:span text:style-name="T33"># calculate sign(w*φ(x))</text:span></text:p>
            <text:p><text:span text:style-name="T55"><text:tab/></text:span><text:span text:style-name="T55"><text:tab/></text:span><text:span text:style-name="T70">print</text:span><text:span text:style-name="T55"> </text:span><text:span text:style-name="T35">y'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874cm" presentation:class="title" presentation:user-transformed="true">
          <draw:text-box>
            <text:p>Pseudo Code for<text:line-break/>Predicting a Single Example</text:p>
          </draw:text-box>
        </draw:frame>
        <draw:frame draw:style-name="gr2" draw:text-style-name="P9" draw:layer="layout" svg:width="21.102cm" svg:height="8.908cm" svg:x="1.271cm" svg:y="6.281cm">
          <draw:text-box>
            <text:p><text:span text:style-name="T68">predict_one</text:span><text:span text:style-name="T55">(</text:span><text:span text:style-name="T60">w</text:span><text:span text:style-name="T69">, </text:span><text:span text:style-name="T65">phi</text:span><text:span text:style-name="T55">)</text:span></text:p>
            <text:p><text:span text:style-name="T33"><text:s text:c="5"/></text:span><text:span text:style-name="T69">score</text:span><text:span text:style-name="T55"> = 0</text:span></text:p>
            <text:p><text:span text:style-name="T12"><text:tab/></text:span><text:span text:style-name="T58">for each</text:span><text:span text:style-name="T12"> </text:span><text:span text:style-name="T61">name</text:span><text:span text:style-name="T12">, </text:span><text:span text:style-name="T61">value</text:span><text:span text:style-name="T12"> </text:span><text:span text:style-name="T58">in</text:span><text:span text:style-name="T12"> </text:span><text:span text:style-name="T65">phi</text:span><text:span text:style-name="T61"> <text:s text:c="10"/></text:span><text:span text:style-name="T62"># score = w*φ(x)</text:span></text:p>
            <text:p><text:span text:style-name="T61"><text:tab/></text:span><text:span text:style-name="T61"><text:tab/></text:span><text:span text:style-name="T71">if</text:span><text:span text:style-name="T72"> </text:span><text:span text:style-name="T59">name</text:span><text:span text:style-name="T72"> </text:span><text:span text:style-name="T71">exists in</text:span><text:span text:style-name="T72"> </text:span><text:span text:style-name="T73">w</text:span></text:p>
            <text:p><text:span text:style-name="T59"><text:tab/></text:span><text:span text:style-name="T59"><text:tab/></text:span><text:span text:style-name="T59"><text:tab/></text:span><text:span text:style-name="T59">score</text:span><text:span text:style-name="T72"> += </text:span><text:span text:style-name="T59">value</text:span><text:span text:style-name="T72"> * </text:span><text:span text:style-name="T73">w</text:span><text:span text:style-name="T72">[</text:span><text:span text:style-name="T59">name</text:span><text:span text:style-name="T72">]</text:span></text:p>
            <text:p><text:span text:style-name="T72"><text:tab/></text:span><text:span text:style-name="T71">if</text:span><text:span text:style-name="T72"> </text:span><text:span text:style-name="T59">score</text:span><text:span text:style-name="T72"> &gt;= 0</text:span></text:p>
            <text:p><text:span text:style-name="T72"><text:tab/></text:span><text:span text:style-name="T72"><text:tab/></text:span><text:span text:style-name="T71">return</text:span><text:span text:style-name="T72"> 1</text:span></text:p>
            <text:p><text:span text:style-name="T72"><text:tab/></text:span><text:span text:style-name="T71">else</text:span></text:p>
            <text:p><text:span text:style-name="T72"><text:tab/></text:span><text:span text:style-name="T72"><text:tab/></text:span><text:span text:style-name="T71">return</text:span><text:span text:style-name="T72"> 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Pseudo Code for Feature Creation<text:line-break/>(Example: Unigram Features)</text:p>
          </draw:text-box>
        </draw:frame>
        <draw:frame draw:style-name="gr9" draw:layer="layout" svg:width="26.173cm" svg:height="12.787cm" svg:x="1.132cm" svg:y="5.628cm">
          <draw:text-box>
            <text:p><text:span text:style-name="T57">CREATE_FEATURES</text:span><text:span text:style-name="T58">(</text:span><text:span text:style-name="T74">x</text:span><text:span text:style-name="T58">):</text:span></text:p>
            <text:p><text:span text:style-name="T58"><text:tab/></text:span><text:span text:style-name="T58">create</text:span><text:span text:style-name="T75"> map </text:span><text:span text:style-name="T76">phi</text:span></text:p>
            <text:p><text:span text:style-name="T58"><text:tab/></text:span><text:span text:style-name="T58">split</text:span><text:span text:style-name="T75"> </text:span><text:span text:style-name="T74">x</text:span><text:span text:style-name="T75"> </text:span><text:span text:style-name="T58">into</text:span><text:span text:style-name="T75"> </text:span><text:span text:style-name="T59">words</text:span></text:p>
            <text:p><text:span text:style-name="T59"><text:tab/></text:span><text:span text:style-name="T71">for</text:span><text:span text:style-name="T72"> </text:span><text:span text:style-name="T59">word</text:span><text:span text:style-name="T72"> </text:span><text:span text:style-name="T71">in</text:span><text:span text:style-name="T72"> </text:span><text:span text:style-name="T59">words</text:span></text:p>
            <text:p><text:span text:style-name="T59"><text:tab/></text:span><text:span text:style-name="T59"><text:tab/></text:span><text:span text:style-name="T76">phi</text:span><text:span text:style-name="T72">[“UNI:</text:span><text:span text:style-name="T59">”+word</text:span><text:span text:style-name="T72">] += 1 <text:s text:c="3"/></text:span><text:span text:style-name="T77"># We add “UNI:” to indicate unigrams</text:span></text:p>
            <text:p><text:span text:style-name="T72"><text:tab/></text:span><text:span text:style-name="T71">return</text:span><text:span text:style-name="T72"> </text:span><text:span text:style-name="T76">phi</text:span></text:p>
          </draw:text-box>
        </draw:frame>
        <draw:frame presentation:style-name="pr10" draw:layer="layout" svg:width="25.199cm" svg:height="3.957cm" svg:x="1.472cm" svg:y="14.08cm" presentation:class="outline" presentation:user-transformed="true">
          <draw:text-box>
            <text:list text:style-name="L2">
              <text:list-item>
                <text:p>You can <text:span text:style-name="T13">modify this function</text:span> to use other features!</text:p>
                <text:list>
                  <text:list-item>
                    <text:p>Bigrams?</text:p>
                  </text:list-item>
                  <text:list-item>
                    <text:p>Other featur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9.174cm" presentation:class="title" presentation:user-transformed="true">
          <draw:text-box>
            <text:p>Learning Weights<text:line-break/>Using the Perceptron Algorithm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Learning Weights</text:p>
          </draw:text-box>
        </draw:frame>
        <draw:frame draw:style-name="standard" draw:layer="layout" svg:width="22.73cm" svg:height="7.62cm" svg:x="2.37cm" svg:y="11.1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78">y</text:span></text:p>
              </table:table-cell>
              <table:table-cell table:style-name="ce2">
                <text:p text:style-name="P7"><text:span text:style-name="T79">x</text:span></text:p>
              </table:table-cell>
            </table:table-row>
            <table:table-row table:style-name="ro2">
              <table:table-cell table:style-name="ce3">
                <text:p><text:span text:style-name="T12">1</text:span></text:p>
              </table:table-cell>
              <table:table-cell table:style-name="ce4">
                <text:p>FUJIWARA no Chikamori ( year of birth and death unknown ) was a samurai and poet who lived at the end of the Heian period .</text:p>
              </table:table-cell>
            </table:table-row>
            <table:table-row table:style-name="ro1">
              <table:table-cell table:style-name="ce3">
                <text:p><text:span text:style-name="T9">1</text:span></text:p>
              </table:table-cell>
              <table:table-cell table:style-name="ce4">
                <text:p>Ryonen ( 1646 - October 29 , 1711 ) was a Buddhist nun of the Obaku Sect who lived from the early Edo period to the mid-Edo period .</text:p>
              </table:table-cell>
            </table:table-row>
            <table:table-row table:style-name="ro1">
              <table:table-cell table:style-name="ce3">
                <text:p><text:span text:style-name="T9">-1</text:span></text:p>
              </table:table-cell>
              <table:table-cell table:style-name="ce4">
                <text:p>A moat settlement is a village surrounded by a moat .</text:p>
              </table:table-cell>
            </table:table-row>
            <table:table-row table:style-name="ro1">
              <table:table-cell table:style-name="ce3">
                <text:p><text:span text:style-name="T9">-1</text:span></text:p>
              </table:table-cell>
              <table:table-cell table:style-name="ce4">
                <text:p>Fushimi Momoyama Athletic Park is located in Momoyama-cho , Kyoto City , Kyoto Prefecture .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5.199cm" svg:height="5.363cm" svg:x="1.472cm" svg:y="5.08cm" presentation:class="outline" presentation:user-transformed="true">
          <draw:text-box>
            <text:list text:style-name="L2">
              <text:list-item>
                <text:p><text:span text:style-name="T14">Manually creating weights is hard</text:span></text:p>
                <text:list>
                  <text:list-item>
                    <text:p>Many many possible useful features</text:p>
                  </text:list-item>
                  <text:list-item>
                    <text:p>Changing weights changes results in unexpected ways</text:p>
                  </text:list-item>
                </text:list>
              </text:list-item>
              <text:list-item>
                <text:p><text:span text:style-name="T80">Instead, we can learn from labeled d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Online Learning</text:p>
          </draw:text-box>
        </draw:frame>
        <draw:frame presentation:style-name="pr11" draw:layer="layout" svg:width="25.199cm" svg:height="15.653cm" svg:x="1.471cm" svg:y="4.68cm" presentation:class="outline" presentation:user-transformed="true">
          <draw:text-box>
            <text:list text:style-name="L2">
              <text:list-header>
                <text:p><text:span text:style-name="T81">create</text:span><text:span text:style-name="T15"> map </text:span><text:span text:style-name="T82">w</text:span><text:span text:style-name="T15"><text:line-break/></text:span><text:span text:style-name="T81">for</text:span><text:span text:style-name="T15"> </text:span><text:span text:style-name="T30">I</text:span><text:span text:style-name="T15"> iterations</text:span><text:span text:style-name="T15"><text:line-break/></text:span><text:span text:style-name="T15"><text:tab/></text:span><text:span text:style-name="T81">for each </text:span><text:span text:style-name="T46">labeled pair </text:span><text:span text:style-name="T83">x</text:span><text:span text:style-name="T84">, </text:span><text:span text:style-name="T85">y</text:span><text:span text:style-name="T46"> in the data</text:span><text:span text:style-name="T46"><text:line-break/></text:span><text:span text:style-name="T46"><text:tab/></text:span><text:span text:style-name="T46"><text:tab/></text:span><text:span text:style-name="T86">phi</text:span><text:span text:style-name="T46"> = </text:span><text:span text:style-name="T87">create_features</text:span><text:span text:style-name="T46">(</text:span><text:span text:style-name="T45">x</text:span><text:span text:style-name="T46">)</text:span><text:span text:style-name="T46"><text:line-break/></text:span><text:span text:style-name="T46"><text:tab/></text:span><text:span text:style-name="T46"><text:tab/></text:span><text:span text:style-name="T88">y'</text:span><text:span text:style-name="T46"> = </text:span><text:span text:style-name="T87">predict_one</text:span><text:span text:style-name="T46">(</text:span><text:span text:style-name="T89">w</text:span><text:span text:style-name="T46">, </text:span><text:span text:style-name="T86">phi</text:span><text:span text:style-name="T46">)</text:span><text:span text:style-name="T46"><text:line-break/></text:span><text:span text:style-name="T46"><text:tab/></text:span><text:span text:style-name="T46"><text:tab/></text:span><text:span text:style-name="T81">if</text:span><text:span text:style-name="T46"> </text:span><text:span text:style-name="T88">y'</text:span><text:span text:style-name="T46"> != </text:span><text:span text:style-name="T88">y</text:span><text:span text:style-name="T46"><text:line-break/></text:span><text:span text:style-name="T46"><text:tab/></text:span><text:span text:style-name="T46"><text:tab/></text:span><text:span text:style-name="T46"><text:tab/></text:span><text:span text:style-name="T87">update_weights</text:span><text:span text:style-name="T46">(</text:span><text:span text:style-name="T89">w</text:span><text:span text:style-name="T46">, </text:span><text:span text:style-name="T86">phi</text:span><text:span text:style-name="T46">, </text:span><text:span text:style-name="T88">y</text:span><text:span text:style-name="T46">)</text:span></text:p>
              </text:list-header>
              <text:list-item>
                <text:p><text:span text:style-name="T13">In other words</text:span></text:p>
                <text:list>
                  <text:list-item>
                    <text:p><text:span text:style-name="T15">Try to classify each training example</text:span></text:p>
                  </text:list-item>
                  <text:list-item>
                    <text:p><text:span text:style-name="T15">Every time we make a mistake, update the weights</text:span></text:p>
                  </text:list-item>
                </text:list>
              </text:list-item>
              <text:list-item>
                <text:p><text:span text:style-name="T15">Many different online learning algorithms</text:span></text:p>
                <text:list>
                  <text:list-item>
                    <text:p><text:span text:style-name="T15">The most simple is the </text:span><text:span text:style-name="T13">perceptron</text:span>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3.06cm" svg:height="8.455cm" svg:x="2.14cm" svg:y="4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Perceptron Weight Update</text:p>
          </draw:text-box>
        </draw:frame>
        <draw:frame presentation:style-name="pr11" draw:layer="layout" svg:width="25.199cm" svg:height="13.86cm" svg:x="1.471cm" svg:y="5.8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3">In other words:</text:span></text:p>
                <text:list>
                  <text:list-item>
                    <text:p>If <text:span text:style-name="T14">y=1</text:span>, increase the weights for features in <text:span text:style-name="T47">φ</text:span>(<text:span text:style-name="T13">x</text:span>)</text:p>
                    <text:list>
                      <text:list-item>
                        <text:p>Features for positive examples get a higher weight</text:p>
                      </text:list-item>
                    </text:list>
                  </text:list-item>
                  <text:list-item>
                    <text:p>If <text:span text:style-name="T14">y=-1</text:span>, decrease the weights for features in <text:span text:style-name="T47">φ</text:span>(<text:span text:style-name="T13">x</text:span>)</text:p>
                    <text:list>
                      <text:list-item>
                        <text:p>Features for negative examples get a lower weight</text:p>
                      </text:list-item>
                    </text:list>
                  </text:list-item>
                </text:list>
                <text:p>→ <text:span text:style-name="T13">Every time we update, our predictions get better!</text:span></text:p>
              </text:list-item>
            </text:list>
          </draw:text-box>
        </draw:frame>
        <draw:frame draw:style-name="gr7" draw:layer="layout" svg:width="9.297cm" svg:height="1.648cm" svg:x="8.89cm" svg:y="5.10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2" draw:layer="layout" svg:width="14.403cm" svg:height="3.49cm" svg:x="5.917cm" svg:y="16.276cm" presentation:class="outline" presentation:user-transformed="true">
          <draw:text-box>
            <text:list text:style-name="L2">
              <text:list-header>
                <text:p><text:span text:style-name="T87">update_weights</text:span><text:span text:style-name="T46">(</text:span><text:span text:style-name="T90">w</text:span><text:span text:style-name="T84">, </text:span><text:span text:style-name="T91">phi</text:span><text:span text:style-name="T84">, </text:span><text:span text:style-name="T85">y</text:span><text:span text:style-name="T46">)</text:span><text:span text:style-name="T46"><text:line-break/></text:span><text:span text:style-name="T46"><text:tab/></text:span><text:span text:style-name="T81">for</text:span><text:span text:style-name="T46"> </text:span><text:span text:style-name="T84">name, value</text:span><text:span text:style-name="T46"> </text:span><text:span text:style-name="T81">in</text:span><text:span text:style-name="T46"> </text:span><text:span text:style-name="T91">phi</text:span><text:span text:style-name="T46">:</text:span><text:span text:style-name="T46"><text:line-break/></text:span><text:span text:style-name="T46"><text:tab/></text:span><text:span text:style-name="T46"><text:tab/></text:span><text:span text:style-name="T90">w</text:span><text:span text:style-name="T46">[</text:span><text:span text:style-name="T84">name</text:span><text:span text:style-name="T46">] += </text:span><text:span text:style-name="T84">value</text:span><text:span text:style-name="T46"> * </text:span><text:span text:style-name="T85">y</text:span></text:p>
              </text:list-header>
            </text:list>
          </draw:text-box>
        </draw:frame>
        <draw:custom-shape draw:style-name="gr3" draw:text-style-name="P7" draw:layer="layout" svg:width="13.734cm" svg:height="3.674cm" svg:x="6.586cm" svg:y="16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ample: Initial Update</text:p>
          </draw:text-box>
        </draw:frame>
        <draw:frame presentation:style-name="pr11" draw:layer="layout" svg:width="25.199cm" svg:height="13.86cm" svg:x="1.471cm" svg:y="4.28cm" presentation:class="outline" presentation:user-transformed="true">
          <draw:text-box>
            <text:list text:style-name="L2">
              <text:list-item>
                <text:p>Initialize <text:span text:style-name="T50">w</text:span>=<text:span text:style-name="T92">0</text:span></text:p>
              </text:list-item>
            </text:list>
          </draw:text-box>
        </draw:frame>
        <draw:frame draw:style-name="gr2" draw:text-style-name="P13" draw:layer="layout" svg:width="19.082cm" svg:height="1.517cm" svg:x="1.585cm" svg:y="5.586cm">
          <draw:text-box>
            <text:p><text:span text:style-name="T93">x</text:span><text:span text:style-name="T20"> = A site , located in Maizuru , Kyoto</text:span></text:p>
          </draw:text-box>
        </draw:frame>
        <draw:frame draw:style-name="gr2" draw:text-style-name="P13" draw:layer="layout" svg:width="3.363cm" svg:height="1.517cm" svg:x="21.925cm" svg:y="5.538cm">
          <draw:text-box>
            <text:p><text:span text:style-name="T94">y</text:span><text:span text:style-name="T20"> = -1</text:span></text:p>
          </draw:text-box>
        </draw:frame>
        <draw:frame draw:style-name="gr7" draw:layer="layout" svg:width="6.865cm" svg:height="1.647cm" svg:x="3.175cm" svg:y="7.35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12.889cm" svg:height="1.647cm" svg:x="12.065cm" svg:y="7.25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4.129cm" svg:height="1.52cm" svg:x="11.43cm" svg:y="10.19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5" draw:text-style-name="P7" draw:layer="layout" svg:x1="13.67cm" svg:y1="8.96cm" svg:x2="13.67cm" svg:y2="10.23cm">
          <text:p/>
        </draw:line>
        <draw:line draw:style-name="gr5" draw:text-style-name="P7" draw:layer="layout" svg:x1="13.67cm" svg:y1="11.96cm" svg:x2="13.67cm" svg:y2="13.23cm">
          <text:p/>
        </draw:line>
        <draw:frame draw:style-name="gr7" draw:layer="layout" svg:width="9.297cm" svg:height="1.648cm" svg:x="9.118cm" svg:y="13.2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5" draw:text-style-name="P7" draw:layer="layout" svg:x1="13.67cm" svg:y1="14.76cm" svg:x2="13.67cm" svg:y2="16.03cm">
          <text:p/>
        </draw:line>
        <draw:frame draw:style-name="gr2" draw:text-style-name="P9" draw:layer="layout" svg:width="7.068cm" svg:height="1.475cm" svg:x="13.891cm" svg:y="16.275cm">
          <draw:text-box>
            <text:p><text:span text:style-name="T34">w</text:span><text:span text:style-name="T38">unigram “A”</text:span><text:span text:style-name="T12"><text:tab/></text:span><text:span text:style-name="T12"><text:tab/></text:span><text:span text:style-name="T12">= -1</text:span></text:p>
          </draw:text-box>
        </draw:frame>
        <draw:frame draw:style-name="gr2" draw:text-style-name="P9" draw:layer="layout" svg:width="7.068cm" svg:height="1.475cm" svg:x="13.891cm" svg:y="17.45cm">
          <draw:text-box>
            <text:p><text:span text:style-name="T34">w</text:span><text:span text:style-name="T38">unigram “site”</text:span><text:span text:style-name="T12"><text:tab/></text:span><text:span text:style-name="T12"><text:tab/></text:span><text:span text:style-name="T12">= -1</text:span></text:p>
          </draw:text-box>
        </draw:frame>
        <draw:frame draw:style-name="gr2" draw:text-style-name="P9" draw:layer="layout" svg:width="7.068cm" svg:height="1.475cm" svg:x="6.535cm" svg:y="17.285cm">
          <draw:text-box>
            <text:p><text:span text:style-name="T34">w</text:span><text:span text:style-name="T38">unigram “,”</text:span><text:span text:style-name="T12"> </text:span><text:span text:style-name="T12"><text:tab/></text:span><text:span text:style-name="T12"><text:tab/></text:span><text:span text:style-name="T12">= -2</text:span></text:p>
          </draw:text-box>
        </draw:frame>
        <draw:frame draw:style-name="gr2" draw:text-style-name="P9" draw:layer="layout" svg:width="7.068cm" svg:height="1.475cm" svg:x="13.891cm" svg:y="18.65cm">
          <draw:text-box>
            <text:p><text:span text:style-name="T34">w</text:span><text:span text:style-name="T38">unigram “located”</text:span><text:span text:style-name="T12"><text:tab/></text:span><text:span text:style-name="T12">= -1</text:span></text:p>
          </draw:text-box>
        </draw:frame>
        <draw:frame draw:style-name="gr2" draw:text-style-name="P9" draw:layer="layout" svg:width="7.068cm" svg:height="1.475cm" svg:x="6.566cm" svg:y="18.39cm">
          <draw:text-box>
            <text:p><text:span text:style-name="T34">w</text:span><text:span text:style-name="T38">unigram “in”</text:span><text:span text:style-name="T12"> </text:span><text:span text:style-name="T12"><text:tab/></text:span><text:span text:style-name="T12"><text:tab/></text:span><text:span text:style-name="T12">= -1</text:span></text:p>
          </draw:text-box>
        </draw:frame>
        <draw:frame draw:style-name="gr2" draw:text-style-name="P9" draw:layer="layout" svg:width="7.068cm" svg:height="1.475cm" svg:x="6.564cm" svg:y="16.115cm">
          <draw:text-box>
            <text:p><text:span text:style-name="T34">w</text:span><text:span text:style-name="T38">unigram “Maizuru”</text:span><text:span text:style-name="T12"> </text:span><text:span text:style-name="T12"><text:tab/></text:span><text:span text:style-name="T12">= -1</text:span></text:p>
          </draw:text-box>
        </draw:frame>
        <draw:frame draw:style-name="gr2" draw:text-style-name="P9" draw:layer="layout" svg:width="7.068cm" svg:height="1.475cm" svg:x="6.535cm" svg:y="19.49cm">
          <draw:text-box>
            <text:p><text:span text:style-name="T34">w</text:span><text:span text:style-name="T38">unigram “Kyoto”</text:span><text:span text:style-name="T12"> </text:span><text:span text:style-name="T12"><text:tab/></text:span><text:span text:style-name="T12">= 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ample: Second Update</text:p>
          </draw:text-box>
        </draw:frame>
        <draw:frame draw:style-name="gr2" draw:text-style-name="P13" draw:layer="layout" svg:width="16.957cm" svg:height="1.517cm" svg:x="1.585cm" svg:y="4.086cm">
          <draw:text-box>
            <text:p><text:span text:style-name="T93">x</text:span><text:span text:style-name="T20"> = Shoken , monk born in Kyoto</text:span></text:p>
          </draw:text-box>
        </draw:frame>
        <draw:frame draw:style-name="gr2" draw:text-style-name="P13" draw:layer="layout" svg:width="2.987cm" svg:height="1.517cm" svg:x="21.925cm" svg:y="4.038cm">
          <draw:text-box>
            <text:p><text:span text:style-name="T94">y</text:span><text:span text:style-name="T20"> = 1</text:span></text:p>
          </draw:text-box>
        </draw:frame>
        <draw:frame draw:style-name="gr7" draw:layer="layout" svg:width="7.949cm" svg:height="1.647cm" svg:x="3.175cm" svg:y="7.35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layer="layout" svg:width="13.919cm" svg:height="1.647cm" svg:x="12.065cm" svg:y="7.25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layer="layout" svg:width="4.129cm" svg:height="1.52cm" svg:x="11.43cm" svg:y="10.19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5" draw:text-style-name="P7" draw:layer="layout" svg:x1="13.67cm" svg:y1="8.96cm" svg:x2="13.67cm" svg:y2="10.23cm">
          <text:p/>
        </draw:line>
        <draw:line draw:style-name="gr5" draw:text-style-name="P7" draw:layer="layout" svg:x1="13.67cm" svg:y1="11.96cm" svg:x2="13.67cm" svg:y2="13.23cm">
          <text:p/>
        </draw:line>
        <draw:frame draw:style-name="gr7" draw:layer="layout" svg:width="9.297cm" svg:height="1.648cm" svg:x="9.118cm" svg:y="13.22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5" draw:text-style-name="P7" draw:layer="layout" svg:x1="13.67cm" svg:y1="14.76cm" svg:x2="13.67cm" svg:y2="16.03cm">
          <text:p/>
        </draw:line>
        <draw:frame draw:style-name="gr2" draw:text-style-name="P9" draw:layer="layout" svg:width="7.068cm" svg:height="1.475cm" svg:x="9.891cm" svg:y="16.275cm">
          <draw:text-box>
            <text:p><text:span text:style-name="T34">w</text:span><text:span text:style-name="T38">unigram “A”</text:span><text:span text:style-name="T12"><text:tab/></text:span><text:span text:style-name="T12"><text:tab/></text:span><text:span text:style-name="T12">= -1</text:span></text:p>
          </draw:text-box>
        </draw:frame>
        <draw:frame draw:style-name="gr2" draw:text-style-name="P9" draw:layer="layout" svg:width="7.068cm" svg:height="1.475cm" svg:x="9.891cm" svg:y="17.45cm">
          <draw:text-box>
            <text:p><text:span text:style-name="T34">w</text:span><text:span text:style-name="T38">unigram “site”</text:span><text:span text:style-name="T12"><text:tab/></text:span><text:span text:style-name="T12"><text:tab/></text:span><text:span text:style-name="T12">= -1</text:span></text:p>
          </draw:text-box>
        </draw:frame>
        <draw:frame draw:style-name="gr2" draw:text-style-name="P9" draw:layer="layout" svg:width="7.068cm" svg:height="1.475cm" svg:x="2.535cm" svg:y="17.285cm">
          <draw:text-box>
            <text:p><text:span text:style-name="T34">w</text:span><text:span text:style-name="T38">unigram “,”</text:span><text:span text:style-name="T12"> </text:span><text:span text:style-name="T12"><text:tab/></text:span><text:span text:style-name="T12"><text:tab/></text:span><text:span text:style-name="T12">= -1</text:span></text:p>
          </draw:text-box>
        </draw:frame>
        <draw:frame draw:style-name="gr2" draw:text-style-name="P9" draw:layer="layout" svg:width="7.068cm" svg:height="1.475cm" svg:x="9.891cm" svg:y="18.65cm">
          <draw:text-box>
            <text:p><text:span text:style-name="T34">w</text:span><text:span text:style-name="T38">unigram “located”</text:span><text:span text:style-name="T12"><text:tab/></text:span><text:span text:style-name="T12">= -1</text:span></text:p>
          </draw:text-box>
        </draw:frame>
        <draw:frame draw:style-name="gr2" draw:text-style-name="P9" draw:layer="layout" svg:width="6.784cm" svg:height="1.475cm" svg:x="2.566cm" svg:y="18.39cm">
          <draw:text-box>
            <text:p><text:span text:style-name="T34">w</text:span><text:span text:style-name="T38">unigram “in”</text:span><text:span text:style-name="T12"> </text:span><text:span text:style-name="T12"><text:tab/></text:span><text:span text:style-name="T12"><text:tab/></text:span><text:span text:style-name="T12">= 0</text:span></text:p>
          </draw:text-box>
        </draw:frame>
        <draw:frame draw:style-name="gr2" draw:text-style-name="P9" draw:layer="layout" svg:width="7.068cm" svg:height="1.475cm" svg:x="2.564cm" svg:y="16.115cm">
          <draw:text-box>
            <text:p><text:span text:style-name="T34">w</text:span><text:span text:style-name="T38">unigram “Maizuru”</text:span><text:span text:style-name="T12"> </text:span><text:span text:style-name="T12"><text:tab/></text:span><text:span text:style-name="T12">= -1</text:span></text:p>
          </draw:text-box>
        </draw:frame>
        <draw:frame draw:style-name="gr2" draw:text-style-name="P9" draw:layer="layout" svg:width="6.784cm" svg:height="1.475cm" svg:x="2.535cm" svg:y="19.49cm">
          <draw:text-box>
            <text:p><text:span text:style-name="T34">w</text:span><text:span text:style-name="T38">unigram “Kyoto”</text:span><text:span text:style-name="T12"> </text:span><text:span text:style-name="T12"><text:tab/></text:span><text:span text:style-name="T12">= 0</text:span></text:p>
          </draw:text-box>
        </draw:frame>
        <draw:frame draw:style-name="gr2" draw:text-style-name="P20" draw:layer="layout" svg:width="1.256cm" svg:height="1.195cm" svg:x="7.42cm" svg:y="5.415cm">
          <draw:text-box>
            <text:p><text:span text:style-name="T34">-2</text:span></text:p>
          </draw:text-box>
        </draw:frame>
        <draw:frame draw:style-name="gr2" draw:text-style-name="P20" draw:layer="layout" svg:width="1.256cm" svg:height="1.195cm" svg:x="13.92cm" svg:y="5.416cm">
          <draw:text-box>
            <text:p><text:span text:style-name="T34">-1</text:span></text:p>
          </draw:text-box>
        </draw:frame>
        <draw:frame draw:style-name="gr2" draw:text-style-name="P20" draw:layer="layout" svg:width="1.256cm" svg:height="1.195cm" svg:x="15.92cm" svg:y="5.417cm">
          <draw:text-box>
            <text:p><text:span text:style-name="T34">-1</text:span></text:p>
          </draw:text-box>
        </draw:frame>
        <draw:line draw:style-name="gr5" draw:text-style-name="P7" draw:layer="layout" svg:x1="8.255cm" svg:y1="6.55cm" svg:x2="9.525cm" svg:y2="7.185cm">
          <text:p/>
        </draw:line>
        <draw:line draw:style-name="gr5" draw:text-style-name="P7" draw:layer="layout" svg:x1="13.97cm" svg:y1="6.35cm" svg:x2="9.525cm" svg:y2="7.186cm">
          <text:p/>
        </draw:line>
        <draw:line draw:style-name="gr5" draw:text-style-name="P7" draw:layer="layout" svg:x1="15.875cm" svg:y1="6.35cm" svg:x2="9.525cm" svg:y2="7.186cm">
          <text:p/>
        </draw:line>
        <draw:frame draw:style-name="gr2" draw:text-style-name="P9" draw:layer="layout" svg:width="6.784cm" svg:height="1.475cm" svg:x="17.591cm" svg:y="16.275cm">
          <draw:text-box>
            <text:p><text:span text:style-name="T34">w</text:span><text:span text:style-name="T38">unigram “Shoken”</text:span><text:span text:style-name="T12"><text:tab/></text:span><text:span text:style-name="T12">= </text:span><text:span text:style-name="T95">1</text:span></text:p>
          </draw:text-box>
        </draw:frame>
        <draw:frame draw:style-name="gr2" draw:text-style-name="P9" draw:layer="layout" svg:width="6.784cm" svg:height="1.475cm" svg:x="17.591cm" svg:y="17.45cm">
          <draw:text-box>
            <text:p><text:span text:style-name="T34">w</text:span><text:span text:style-name="T38">unigram “monk”</text:span><text:span text:style-name="T12"><text:tab/></text:span><text:span text:style-name="T12">= 1</text:span></text:p>
          </draw:text-box>
        </draw:frame>
        <draw:frame draw:style-name="gr2" draw:text-style-name="P9" draw:layer="layout" svg:width="6.784cm" svg:height="1.475cm" svg:x="17.591cm" svg:y="18.65cm">
          <draw:text-box>
            <text:p><text:span text:style-name="T34">w</text:span><text:span text:style-name="T38">unigram “born”</text:span><text:span text:style-name="T12"><text:tab/></text:span><text:span text:style-name="T12">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774cm" presentation:class="title" presentation:user-transformed="true">
          <draw:text-box>
            <text:p>Exercise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ercise (1)</text:p>
          </draw:text-box>
        </draw:frame>
        <draw:frame presentation:style-name="pr11" draw:layer="layout" svg:width="25.199cm" svg:height="13.86cm" svg:x="1.471cm" svg:y="4.38cm" presentation:class="outline" presentation:user-transformed="true">
          <draw:text-box>
            <text:list text:style-name="L2">
              <text:list-item>
                <text:p><text:span text:style-name="T13">Write two programs</text:span></text:p>
                <text:list>
                  <text:list-item>
                    <text:p>train-perceptron: Creates a perceptron model</text:p>
                  </text:list-item>
                  <text:list-item>
                    <text:p>test-perceptron: Reads a perceptron model and outputs one prediction per line</text:p>
                  </text:list-item>
                </text:list>
              </text:list-item>
              <text:list-item>
                <text:p><text:span text:style-name="T13">Test</text:span><text:span text:style-name="T15"> train-perceptron</text:span></text:p>
                <text:list>
                  <text:list-item>
                    <text:p><text:span text:style-name="T15">Input: test/03-train-input.txt</text:span></text:p>
                  </text:list-item>
                  <text:list-item>
                    <text:p><text:span text:style-name="T15">Answer: test/03-train-answer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ercise (2)</text:p>
          </draw:text-box>
        </draw:frame>
        <draw:frame presentation:style-name="pr11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13">Train</text:span> a model on data-en/titles-en-train.labeled</text:p>
              </text:list-item>
              <text:list-item>
                <text:p><text:span text:style-name="T13">Predict</text:span> the labels of data-en/titles-en-test.word</text:p>
              </text:list-item>
              <text:list-item>
                <text:p><text:span text:style-name="T13">Grade </text:span><text:span text:style-name="T15">your answers and report next week</text:span><text:span text:style-name="T96"> </text:span></text:p>
                <text:list>
                  <text:list-item>
                    <text:p><text:span text:style-name="T97">script/grade-prediction.py data-en/titles-en-test.labeled your_answer</text:span></text:p>
                  </text:list-item>
                </text:list>
              </text:list-item>
              <text:list-item>
                <text:p><text:span text:style-name="T98">Extra challenge:</text:span></text:p>
                <text:list>
                  <text:list-item>
                    <text:p><text:span text:style-name="T9">Find places where the model makes a mistake and analyze why</text:span></text:p>
                  </text:list-item>
                  <text:list-item>
                    <text:p><text:span text:style-name="T9">Devise new features that could increase accura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79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 Programming Tutorial 3 – The Perceptron Algorithm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7DT10H13M54S</meta:editing-duration>
    <meta:editing-cycles>564</meta:editing-cycles>
    <dc:date>2013-05-20T12:00:59</dc:date>
    <dc:creator>Graham Neubig</dc:creator>
    <meta:generator>LibreOffice/3.5$Linux_x86 LibreOffice_project/350m1$Build-2</meta:generator>
    <meta:document-statistic meta:object-count="297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style color="red">
                <mrow>
                  <mi>y</mi>
                </mrow>
              </mstyle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style color="green">
                      <mrow>
                        <mstyle mathvariant="bold">
                          <mrow>
                            <mi>w</mi>
                          </mrow>
                        </mstyle>
                      </mrow>
                    </mstyle>
                    <mo stretchy="false">⋅</mo>
                    <mstyle color="fuchsia">
                      <mrow>
                        <mstyle mathvariant="bold">
                          <mrow>
                            <mo stretchy="false">ϕ</mo>
                          </mrow>
                        </mstyle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  <mtr>
          <mtd>
            <mrow>
              <mrow/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row>
                      <msubsup>
                        <mo stretchy="false">∑</mo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  <mi>I</mi>
                      </msubsup>
                      <mstyle color="green">
                        <mrow>
                          <msub>
                            <mi>w</mi>
                            <mi>i</mi>
                          </msub>
                        </mrow>
                      </mstyle>
                    </mrow>
                    <mo stretchy="false">⋅</mo>
                    <mstyle color="fuchsia">
                      <mrow>
                        <msub>
                          <mo stretchy="false">ϕ</mo>
                          <mi>i</mi>
                        </msub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</mtable>
    </mrow>
    <annotation encoding="StarMath 5.0">matrix{color red y # "=" # "sign"(color green bold w cdot color magenta bold %phi(color blue x)) ##
{} # "=" # "sign"(sum_{i=1}^I color green w_i cdot color magenta %phi_i(color blue x))}</annotation>
  </semantics>
</math>
</file>

<file path=Object 10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style color="red">
          <mrow>
            <mi>y</mi>
          </mrow>
        </mstyle>
      </mrow>
      <mstyle color="fuchsia">
        <mrow>
          <mstyle mathvariant="bold">
            <mrow>
              <mo stretchy="false">ϕ</mo>
            </mrow>
          </mstyle>
        </mrow>
      </mstyle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color red y color magenta bold %phi (color blue x)
</annotation>
  </semantics>
</math>
</file>

<file path=Object 2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style color="red">
          <mrow>
            <mi>y</mi>
          </mrow>
        </mstyle>
      </mrow>
      <mstyle color="fuchsia">
        <mrow>
          <mstyle mathvariant="bold">
            <mrow>
              <mo stretchy="false">ϕ</mo>
            </mrow>
          </mstyle>
        </mrow>
      </mstyle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color red y color magenta bold %phi (color blue x)
</annotation>
  </semantics>
</math>
</file>

<file path=Object 3/content.xml><?xml version="1.0" encoding="utf-8"?>
<math xmlns="http://www.w3.org/1998/Math/MathML">
  <semantics>
    <mrow>
      <mrow>
        <mstyle color="green">
          <mrow>
            <mstyle mathvariant="bold">
              <mrow>
                <mi>w</mi>
              </mrow>
            </mstyle>
          </mrow>
        </mstyle>
        <mo stretchy="false">⋅</mo>
        <mstyle color="fuchsia">
          <mrow>
            <mstyle mathvariant="bold">
              <mrow>
                <mo stretchy="false">ϕ</mo>
              </mrow>
            </mstyle>
          </mrow>
        </mstyle>
      </mrow>
      <mrow>
        <mrow>
          <mo stretchy="false">(</mo>
          <mrow>
            <mstyle color="blue">
              <mrow>
                <mi>x</mi>
              </mrow>
            </mstyle>
          </mrow>
          <mo stretchy="false">)</mo>
        </mrow>
        <mo stretchy="false">=</mo>
        <mn>0</mn>
      </mrow>
    </mrow>
    <annotation encoding="StarMath 5.0">color green bold w cdot color magenta bold %phi(color blue x) = 0</annotation>
  </semantics>
</math>
</file>

<file path=Object 4/content.xml><?xml version="1.0" encoding="utf-8"?>
<math xmlns="http://www.w3.org/1998/Math/MathML">
  <semantics>
    <mrow>
      <mrow>
        <mstyle color="red">
          <mrow>
            <mrow>
              <mi>y</mi>
              <mi>'</mi>
            </mrow>
          </mrow>
        </mstyle>
        <mo stretchy="false">=</mo>
        <mtext>sign</mtext>
      </mrow>
      <mrow>
        <mrow>
          <mo stretchy="false">(</mo>
          <mrow>
            <mrow>
              <mstyle color="green">
                <mrow>
                  <mstyle mathvariant="bold">
                    <mrow>
                      <mi>w</mi>
                    </mrow>
                  </mstyle>
                </mrow>
              </mstyle>
              <mo stretchy="false">⋅</mo>
              <mstyle color="fuchsia">
                <mrow>
                  <mstyle mathvariant="bold">
                    <mrow>
                      <mo stretchy="false">ϕ</mo>
                    </mrow>
                  </mstyle>
                </mrow>
              </mstyle>
            </mrow>
            <mrow>
              <mo stretchy="false">(</mo>
              <mrow>
                <mstyle color="blue">
                  <mrow>
                    <mi>x</mi>
                  </mrow>
                </mstyle>
              </mrow>
              <mo stretchy="false">)</mo>
            </mrow>
          </mrow>
          <mo stretchy="false">)</mo>
        </mrow>
        <mo stretchy="false">=</mo>
        <mn>1</mn>
      </mrow>
    </mrow>
    <annotation encoding="StarMath 5.0">color red {y'} = "sign"(color green bold w cdot color magenta bold %phi(color blue x)) = 1</annotation>
  </semantics>
</math>
</file>

<file path=Object 5/content.xml><?xml version="1.0" encoding="utf-8"?>
<math xmlns="http://www.w3.org/1998/Math/MathML">
  <semantics>
    <mrow>
      <mrow>
        <mstyle color="red">
          <mrow>
            <mrow>
              <mi>y</mi>
              <mi>'</mi>
            </mrow>
          </mrow>
        </mstyle>
        <mo stretchy="false">≠</mo>
        <mstyle color="red">
          <mrow>
            <mrow>
              <mi>y</mi>
            </mrow>
          </mrow>
        </mstyle>
      </mrow>
    </mrow>
    <annotation encoding="StarMath 5.0">color red {y'} &lt;&gt; color red {y}</annotation>
  </semantics>
</math>
</file>

<file path=Object 6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style color="red">
          <mrow>
            <mi>y</mi>
          </mrow>
        </mstyle>
      </mrow>
      <mstyle color="fuchsia">
        <mrow>
          <mstyle mathvariant="bold">
            <mrow>
              <mo stretchy="false">ϕ</mo>
            </mrow>
          </mstyle>
        </mrow>
      </mstyle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color red y color magenta bold %phi (color blue x)
</annotation>
  </semantics>
</math>
</file>

<file path=Object 7/content.xml><?xml version="1.0" encoding="utf-8"?>
<math xmlns="http://www.w3.org/1998/Math/MathML">
  <semantics>
    <mrow>
      <mrow>
        <mstyle color="green">
          <mrow>
            <mstyle mathvariant="bold">
              <mrow>
                <mi>w</mi>
              </mrow>
            </mstyle>
          </mrow>
        </mstyle>
        <mo stretchy="false">⋅</mo>
        <mstyle color="fuchsia">
          <mrow>
            <mstyle mathvariant="bold">
              <mrow>
                <mo stretchy="false">ϕ</mo>
              </mrow>
            </mstyle>
          </mrow>
        </mstyle>
      </mrow>
      <mrow>
        <mrow>
          <mo stretchy="false">(</mo>
          <mrow>
            <mstyle color="blue">
              <mrow>
                <mi>x</mi>
              </mrow>
            </mstyle>
          </mrow>
          <mo stretchy="false">)</mo>
        </mrow>
        <mo stretchy="false">=</mo>
        <mrow>
          <mo stretchy="false">−</mo>
          <mn>4</mn>
        </mrow>
      </mrow>
    </mrow>
    <annotation encoding="StarMath 5.0">color green bold w cdot color magenta bold %phi(color blue x) = -4</annotation>
  </semantics>
</math>
</file>

<file path=Object 8/content.xml><?xml version="1.0" encoding="utf-8"?>
<math xmlns="http://www.w3.org/1998/Math/MathML">
  <semantics>
    <mrow>
      <mrow>
        <mstyle color="red">
          <mrow>
            <mrow>
              <mi>y</mi>
              <mi>'</mi>
            </mrow>
          </mrow>
        </mstyle>
        <mo stretchy="false">=</mo>
        <mtext>sign</mtext>
      </mrow>
      <mrow>
        <mrow>
          <mo stretchy="false">(</mo>
          <mrow>
            <mrow>
              <mstyle color="green">
                <mrow>
                  <mstyle mathvariant="bold">
                    <mrow>
                      <mi>w</mi>
                    </mrow>
                  </mstyle>
                </mrow>
              </mstyle>
              <mo stretchy="false">⋅</mo>
              <mstyle color="fuchsia">
                <mrow>
                  <mstyle mathvariant="bold">
                    <mrow>
                      <mo stretchy="false">ϕ</mo>
                    </mrow>
                  </mstyle>
                </mrow>
              </mstyle>
            </mrow>
            <mrow>
              <mo stretchy="false">(</mo>
              <mrow>
                <mstyle color="blue">
                  <mrow>
                    <mi>x</mi>
                  </mrow>
                </mstyle>
              </mrow>
              <mo stretchy="false">)</mo>
            </mrow>
          </mrow>
          <mo stretchy="false">)</mo>
        </mrow>
        <mo stretchy="false">=</mo>
        <mrow>
          <mo stretchy="false">−</mo>
          <mn>1</mn>
        </mrow>
      </mrow>
    </mrow>
    <annotation encoding="StarMath 5.0">color red {y'} = "sign"(color green bold w cdot color magenta bold %phi(color blue x)) = -1</annotation>
  </semantics>
</math>
</file>

<file path=Object 9/content.xml><?xml version="1.0" encoding="utf-8"?>
<math xmlns="http://www.w3.org/1998/Math/MathML">
  <semantics>
    <mrow>
      <mrow>
        <mstyle color="red">
          <mrow>
            <mrow>
              <mi>y</mi>
              <mi>'</mi>
            </mrow>
          </mrow>
        </mstyle>
        <mo stretchy="false">≠</mo>
        <mstyle color="red">
          <mrow>
            <mrow>
              <mi>y</mi>
            </mrow>
          </mrow>
        </mstyle>
      </mrow>
    </mrow>
    <annotation encoding="StarMath 5.0">color red {y'} &lt;&gt; color red {y}</annotation>
  </semantics>
</math>
</file>